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Amp20Duty10Khz" table:style-name="ta1">
        <table:shapes>
          <draw:frame draw:z-index="0" draw:style-name="gr1" draw:text-style-name="P1" svg:width="639.21pt" svg:height="446.68pt" svg:x="647.91pt" svg:y="15234.8pt">
            <loext:p draw:notify-on-update-of-ranges="opAmp20Duty10Khz.A1:opAmp20Duty10Khz.A1 opAmp20Duty10Khz.A2:opAmp20Duty10Khz.A1191 opAmp20Duty10Khz.B1:opAmp20Duty10Khz.B1 opAmp20Duty10Khz.B2:opAmp20Duty10Khz.B1191 opAmp20Duty10Khz.A1:opAmp20Duty10Khz.A1 opAmp20Duty10Khz.A2:opAmp20Duty10Khz.A1191 opAmp20Duty10Khz.C1:opAmp20Duty10Khz.C1 opAmp20Duty10Khz.C2:opAmp20Duty10Khz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00042" calcext:value-type="float">
            <text:p>0.000000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00084" calcext:value-type="float">
            <text:p>0.0000008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00126" calcext:value-type="float">
            <text:p>0.000001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00168" calcext:value-type="float">
            <text:p>0.00000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0021" calcext:value-type="float">
            <text:p>0.000002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00252" calcext:value-type="float">
            <text:p>0.000002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00294" calcext:value-type="float">
            <text:p>0.000002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00336" calcext:value-type="float">
            <text:p>0.00000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00378" calcext:value-type="float">
            <text:p>0.0000037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0042" calcext:value-type="float">
            <text:p>0.00000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00462" calcext:value-type="float">
            <text:p>0.000004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00504" calcext:value-type="float">
            <text:p>0.00000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00546" calcext:value-type="float">
            <text:p>0.0000054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00588" calcext:value-type="float">
            <text:p>0.000005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0063" calcext:value-type="float">
            <text:p>0.000006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00672" calcext:value-type="float">
            <text:p>0.000006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00714" calcext:value-type="float">
            <text:p>0.000007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00756" calcext:value-type="float">
            <text:p>0.000007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00798" calcext:value-type="float">
            <text:p>0.0000079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00882" calcext:value-type="float">
            <text:p>0.000008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00924" calcext:value-type="float">
            <text:p>0.000009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00966" calcext:value-type="float">
            <text:p>0.000009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01008" calcext:value-type="float">
            <text:p>0.000010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0105" calcext:value-type="float">
            <text:p>0.000010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01092" calcext:value-type="float">
            <text:p>0.000010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01134" calcext:value-type="float">
            <text:p>0.000011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01176" calcext:value-type="float">
            <text:p>0.00001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01218" calcext:value-type="float">
            <text:p>0.0000121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0126" calcext:value-type="float">
            <text:p>0.00001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01302" calcext:value-type="float">
            <text:p>0.000013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01344" calcext:value-type="float">
            <text:p>0.00001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01386" calcext:value-type="float">
            <text:p>0.000013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01428" calcext:value-type="float">
            <text:p>0.000014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0147" calcext:value-type="float">
            <text:p>0.000014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01512" calcext:value-type="float">
            <text:p>0.00001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01554" calcext:value-type="float">
            <text:p>0.000015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01596" calcext:value-type="float">
            <text:p>0.000015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01638" calcext:value-type="float">
            <text:p>0.000016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01722" calcext:value-type="float">
            <text:p>0.000017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01764" calcext:value-type="float">
            <text:p>0.000017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01806" calcext:value-type="float">
            <text:p>0.000018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01848" calcext:value-type="float">
            <text:p>0.00001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0189" calcext:value-type="float">
            <text:p>0.000018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01932" calcext:value-type="float">
            <text:p>0.000019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01974" calcext:value-type="float">
            <text:p>0.000019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02016" calcext:value-type="float">
            <text:p>0.000020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02058" calcext:value-type="float">
            <text:p>0.0000205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021" calcext:value-type="float">
            <text:p>0.00002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02142" calcext:value-type="float">
            <text:p>0.000021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02184" calcext:value-type="float">
            <text:p>0.00002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02226" calcext:value-type="float">
            <text:p>0.0000222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02268" calcext:value-type="float">
            <text:p>0.000022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0231" calcext:value-type="float">
            <text:p>0.000023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02352" calcext:value-type="float">
            <text:p>0.000023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02394" calcext:value-type="float">
            <text:p>0.000023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02436" calcext:value-type="float">
            <text:p>0.000024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02478" calcext:value-type="float">
            <text:p>0.000024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02562" calcext:value-type="float">
            <text:p>0.000025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02604" calcext:value-type="float">
            <text:p>0.000026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02646" calcext:value-type="float">
            <text:p>0.0000264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02688" calcext:value-type="float">
            <text:p>0.00002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0273" calcext:value-type="float">
            <text:p>0.000027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02772" calcext:value-type="float">
            <text:p>0.000027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02814" calcext:value-type="float">
            <text:p>0.000028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02856" calcext:value-type="float">
            <text:p>0.00002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02898" calcext:value-type="float">
            <text:p>0.000028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0294" calcext:value-type="float">
            <text:p>0.00002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02982" calcext:value-type="float">
            <text:p>0.000029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03024" calcext:value-type="float">
            <text:p>0.00003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03066" calcext:value-type="float">
            <text:p>0.0000306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03108" calcext:value-type="float">
            <text:p>0.000031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0315" calcext:value-type="float">
            <text:p>0.000031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03192" calcext:value-type="float">
            <text:p>0.000031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03234" calcext:value-type="float">
            <text:p>0.000032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03276" calcext:value-type="float">
            <text:p>0.000032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03318" calcext:value-type="float">
            <text:p>0.000033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03402" calcext:value-type="float">
            <text:p>0.000034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03444" calcext:value-type="float">
            <text:p>0.000034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03486" calcext:value-type="float">
            <text:p>0.000034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03528" calcext:value-type="float">
            <text:p>0.00003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0357" calcext:value-type="float">
            <text:p>0.000035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03612" calcext:value-type="float">
            <text:p>0.0000361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03654" calcext:value-type="float">
            <text:p>0.000036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03696" calcext:value-type="float">
            <text:p>0.00003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03738" calcext:value-type="float">
            <text:p>0.0000373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0378" calcext:value-type="float">
            <text:p>0.00003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03822" calcext:value-type="float">
            <text:p>0.000038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03864" calcext:value-type="float">
            <text:p>0.00003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03906" calcext:value-type="float">
            <text:p>0.0000390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03948" calcext:value-type="float">
            <text:p>0.000039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0399" calcext:value-type="float">
            <text:p>0.000039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04032" calcext:value-type="float">
            <text:p>0.00004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04074" calcext:value-type="float">
            <text:p>0.000040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04116" calcext:value-type="float">
            <text:p>0.000041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04158" calcext:value-type="float">
            <text:p>0.000041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04242" calcext:value-type="float">
            <text:p>0.000042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04284" calcext:value-type="float">
            <text:p>0.000042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04326" calcext:value-type="float">
            <text:p>0.000043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04368" calcext:value-type="float">
            <text:p>0.00004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0441" calcext:value-type="float">
            <text:p>0.000044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04452" calcext:value-type="float">
            <text:p>0.000044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04494" calcext:value-type="float">
            <text:p>0.000044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04536" calcext:value-type="float">
            <text:p>0.000045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04578" calcext:value-type="float">
            <text:p>0.0000457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0462" calcext:value-type="float">
            <text:p>0.00004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04662" calcext:value-type="float">
            <text:p>0.000046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04704" calcext:value-type="float">
            <text:p>0.000047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04746" calcext:value-type="float">
            <text:p>0.0000474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04788" calcext:value-type="float">
            <text:p>0.000047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0483" calcext:value-type="float">
            <text:p>0.000048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04872" calcext:value-type="float">
            <text:p>0.00004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04914" calcext:value-type="float">
            <text:p>0.0000491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04956" calcext:value-type="float">
            <text:p>0.000049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04998" calcext:value-type="float">
            <text:p>0.0000499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78894472" calcext:value-type="float">
            <text:p>0.578894472</text:p>
          </table:table-cell>
        </table:table-row>
        <table:table-row table:style-name="ro1">
          <table:table-cell office:value-type="float" office:value="0.00005082" calcext:value-type="float">
            <text:p>0.0000508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522613065" calcext:value-type="float">
            <text:p>0.522613065</text:p>
          </table:table-cell>
        </table:table-row>
        <table:table-row table:style-name="ro1">
          <table:table-cell office:value-type="float" office:value="0.00005124" calcext:value-type="float">
            <text:p>0.000051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005166" calcext:value-type="float">
            <text:p>0.0000516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005208" calcext:value-type="float">
            <text:p>0.0000520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00525" calcext:value-type="float">
            <text:p>0.0000525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005292" calcext:value-type="float">
            <text:p>0.000052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0201005" calcext:value-type="float">
            <text:p>0.40201005</text:p>
          </table:table-cell>
        </table:table-row>
        <table:table-row table:style-name="ro1">
          <table:table-cell office:value-type="float" office:value="0.00005334" calcext:value-type="float">
            <text:p>0.0000533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05376" calcext:value-type="float">
            <text:p>0.0000537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005418" calcext:value-type="float">
            <text:p>0.0000541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0546" calcext:value-type="float">
            <text:p>0.000054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05502" calcext:value-type="float">
            <text:p>0.0000550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05544" calcext:value-type="float">
            <text:p>0.0000554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05586" calcext:value-type="float">
            <text:p>0.0000558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05628" calcext:value-type="float">
            <text:p>0.000056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0567" calcext:value-type="float">
            <text:p>0.0000567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05712" calcext:value-type="float">
            <text:p>0.0000571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05754" calcext:value-type="float">
            <text:p>0.0000575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05796" calcext:value-type="float">
            <text:p>0.0000579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05838" calcext:value-type="float">
            <text:p>0.0000583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05922" calcext:value-type="float">
            <text:p>0.0000592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05964" calcext:value-type="float">
            <text:p>0.000059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06006" calcext:value-type="float">
            <text:p>0.0000600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06048" calcext:value-type="float">
            <text:p>0.0000604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0609" calcext:value-type="float">
            <text:p>0.0000609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06132" calcext:value-type="float">
            <text:p>0.000061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06174" calcext:value-type="float">
            <text:p>0.0000617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06216" calcext:value-type="float">
            <text:p>0.0000621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06258" calcext:value-type="float">
            <text:p>0.0000625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063" calcext:value-type="float">
            <text:p>0.000063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06342" calcext:value-type="float">
            <text:p>0.0000634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06384" calcext:value-type="float">
            <text:p>0.0000638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06426" calcext:value-type="float">
            <text:p>0.0000642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06468" calcext:value-type="float">
            <text:p>0.0000646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0651" calcext:value-type="float">
            <text:p>0.0000651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06552" calcext:value-type="float">
            <text:p>0.0000655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06594" calcext:value-type="float">
            <text:p>0.0000659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06636" calcext:value-type="float">
            <text:p>0.0000663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06678" calcext:value-type="float">
            <text:p>0.0000667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06762" calcext:value-type="float">
            <text:p>0.0000676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06804" calcext:value-type="float">
            <text:p>0.0000680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06846" calcext:value-type="float">
            <text:p>0.0000684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06888" calcext:value-type="float">
            <text:p>0.0000688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0693" calcext:value-type="float">
            <text:p>0.0000693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06972" calcext:value-type="float">
            <text:p>0.0000697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07014" calcext:value-type="float">
            <text:p>0.00007014</text:p>
          </table:table-cell>
          <table:table-cell office:value-type="float" office:value="-0.176884422" calcext:value-type="float">
            <text:p>-0.176884422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007056" calcext:value-type="float">
            <text:p>0.0000705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007098" calcext:value-type="float">
            <text:p>0.000070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00714" calcext:value-type="float">
            <text:p>0.000071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28643216" calcext:value-type="float">
            <text:p>-0.128643216</text:p>
          </table:table-cell>
        </table:table-row>
        <table:table-row table:style-name="ro1">
          <table:table-cell office:value-type="float" office:value="0.00007182" calcext:value-type="float">
            <text:p>0.0000718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88442211" calcext:value-type="float">
            <text:p>-0.088442211</text:p>
          </table:table-cell>
        </table:table-row>
        <table:table-row table:style-name="ro1">
          <table:table-cell office:value-type="float" office:value="0.00007224" calcext:value-type="float">
            <text:p>0.0000722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0201005" calcext:value-type="float">
            <text:p>-0.040201005</text:p>
          </table:table-cell>
        </table:table-row>
        <table:table-row table:style-name="ro1">
          <table:table-cell office:value-type="float" office:value="0.00007266" calcext:value-type="float">
            <text:p>0.0000726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07308" calcext:value-type="float">
            <text:p>0.0000730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0735" calcext:value-type="float">
            <text:p>0.000073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36683417" calcext:value-type="float">
            <text:p>0.136683417</text:p>
          </table:table-cell>
        </table:table-row>
        <table:table-row table:style-name="ro1">
          <table:table-cell office:value-type="float" office:value="0.00007392" calcext:value-type="float">
            <text:p>0.000073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007434" calcext:value-type="float">
            <text:p>0.000074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84924623" calcext:value-type="float">
            <text:p>0.184924623</text:p>
          </table:table-cell>
        </table:table-row>
        <table:table-row table:style-name="ro1">
          <table:table-cell office:value-type="float" office:value="0.00007476" calcext:value-type="float">
            <text:p>0.000074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07518" calcext:value-type="float">
            <text:p>0.000075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07602" calcext:value-type="float">
            <text:p>0.0000760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07644" calcext:value-type="float">
            <text:p>0.000076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07686" calcext:value-type="float">
            <text:p>0.000076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07728" calcext:value-type="float">
            <text:p>0.00007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0777" calcext:value-type="float">
            <text:p>0.000077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07812" calcext:value-type="float">
            <text:p>0.000078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07854" calcext:value-type="float">
            <text:p>0.000078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07896" calcext:value-type="float">
            <text:p>0.000078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07938" calcext:value-type="float">
            <text:p>0.000079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0798" calcext:value-type="float">
            <text:p>0.00007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08022" calcext:value-type="float">
            <text:p>0.000080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08064" calcext:value-type="float">
            <text:p>0.000080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08106" calcext:value-type="float">
            <text:p>0.000081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08148" calcext:value-type="float">
            <text:p>0.000081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0819" calcext:value-type="float">
            <text:p>0.000081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08232" calcext:value-type="float">
            <text:p>0.000082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08274" calcext:value-type="float">
            <text:p>0.000082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08316" calcext:value-type="float">
            <text:p>0.000083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08358" calcext:value-type="float">
            <text:p>0.000083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08442" calcext:value-type="float">
            <text:p>0.000084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08484" calcext:value-type="float">
            <text:p>0.000084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08526" calcext:value-type="float">
            <text:p>0.000085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08568" calcext:value-type="float">
            <text:p>0.00008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0861" calcext:value-type="float">
            <text:p>0.000086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08652" calcext:value-type="float">
            <text:p>0.000086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08694" calcext:value-type="float">
            <text:p>0.000086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08736" calcext:value-type="float">
            <text:p>0.000087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08778" calcext:value-type="float">
            <text:p>0.000087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0882" calcext:value-type="float">
            <text:p>0.00008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08862" calcext:value-type="float">
            <text:p>0.000088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08904" calcext:value-type="float">
            <text:p>0.00008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08946" calcext:value-type="float">
            <text:p>0.000089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08988" calcext:value-type="float">
            <text:p>0.000089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0903" calcext:value-type="float">
            <text:p>0.000090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09072" calcext:value-type="float">
            <text:p>0.0000907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09114" calcext:value-type="float">
            <text:p>0.000091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09156" calcext:value-type="float">
            <text:p>0.000091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09198" calcext:value-type="float">
            <text:p>0.000091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09282" calcext:value-type="float">
            <text:p>0.000092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09324" calcext:value-type="float">
            <text:p>0.000093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09366" calcext:value-type="float">
            <text:p>0.000093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09408" calcext:value-type="float">
            <text:p>0.000094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0945" calcext:value-type="float">
            <text:p>0.000094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09492" calcext:value-type="float">
            <text:p>0.000094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09534" calcext:value-type="float">
            <text:p>0.0000953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09576" calcext:value-type="float">
            <text:p>0.000095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09618" calcext:value-type="float">
            <text:p>0.0000961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0966" calcext:value-type="float">
            <text:p>0.00009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09702" calcext:value-type="float">
            <text:p>0.0000970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09744" calcext:value-type="float">
            <text:p>0.00009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09786" calcext:value-type="float">
            <text:p>0.000097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09828" calcext:value-type="float">
            <text:p>0.000098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0987" calcext:value-type="float">
            <text:p>0.000098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09912" calcext:value-type="float">
            <text:p>0.000099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09954" calcext:value-type="float">
            <text:p>0.0000995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09996" calcext:value-type="float">
            <text:p>0.000099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10038" calcext:value-type="float">
            <text:p>0.0001003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10122" calcext:value-type="float">
            <text:p>0.0001012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10164" calcext:value-type="float">
            <text:p>0.000101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10206" calcext:value-type="float">
            <text:p>0.000102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10248" calcext:value-type="float">
            <text:p>0.000102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1029" calcext:value-type="float">
            <text:p>0.0001029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10332" calcext:value-type="float">
            <text:p>0.0001033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10374" calcext:value-type="float">
            <text:p>0.000103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10416" calcext:value-type="float">
            <text:p>0.000104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10458" calcext:value-type="float">
            <text:p>0.000104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105" calcext:value-type="float">
            <text:p>0.00010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10542" calcext:value-type="float">
            <text:p>0.0001054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10584" calcext:value-type="float">
            <text:p>0.0001058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10626" calcext:value-type="float">
            <text:p>0.000106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10668" calcext:value-type="float">
            <text:p>0.000106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1071" calcext:value-type="float">
            <text:p>0.000107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10752" calcext:value-type="float">
            <text:p>0.00010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10794" calcext:value-type="float">
            <text:p>0.000107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10836" calcext:value-type="float">
            <text:p>0.000108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10878" calcext:value-type="float">
            <text:p>0.0001087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10962" calcext:value-type="float">
            <text:p>0.000109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11004" calcext:value-type="float">
            <text:p>0.000110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11046" calcext:value-type="float">
            <text:p>0.000110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11088" calcext:value-type="float">
            <text:p>0.000110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1113" calcext:value-type="float">
            <text:p>0.000111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11172" calcext:value-type="float">
            <text:p>0.0001117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11214" calcext:value-type="float">
            <text:p>0.000112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11256" calcext:value-type="float">
            <text:p>0.0001125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11298" calcext:value-type="float">
            <text:p>0.000112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1134" calcext:value-type="float">
            <text:p>0.00011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11382" calcext:value-type="float">
            <text:p>0.0001138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11424" calcext:value-type="float">
            <text:p>0.00011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11466" calcext:value-type="float">
            <text:p>0.000114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11508" calcext:value-type="float">
            <text:p>0.000115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1155" calcext:value-type="float">
            <text:p>0.000115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11592" calcext:value-type="float">
            <text:p>0.000115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11634" calcext:value-type="float">
            <text:p>0.000116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11676" calcext:value-type="float">
            <text:p>0.000116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11718" calcext:value-type="float">
            <text:p>0.000117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11802" calcext:value-type="float">
            <text:p>0.0001180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11844" calcext:value-type="float">
            <text:p>0.000118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11886" calcext:value-type="float">
            <text:p>0.000118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11928" calcext:value-type="float">
            <text:p>0.00011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1197" calcext:value-type="float">
            <text:p>0.0001197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12012" calcext:value-type="float">
            <text:p>0.000120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12054" calcext:value-type="float">
            <text:p>0.0001205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12096" calcext:value-type="float">
            <text:p>0.000120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12138" calcext:value-type="float">
            <text:p>0.000121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1218" calcext:value-type="float">
            <text:p>0.00012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12222" calcext:value-type="float">
            <text:p>0.000122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12264" calcext:value-type="float">
            <text:p>0.000122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12306" calcext:value-type="float">
            <text:p>0.0001230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12348" calcext:value-type="float">
            <text:p>0.000123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1239" calcext:value-type="float">
            <text:p>0.000123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12432" calcext:value-type="float">
            <text:p>0.000124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12474" calcext:value-type="float">
            <text:p>0.000124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12516" calcext:value-type="float">
            <text:p>0.000125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12558" calcext:value-type="float">
            <text:p>0.000125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12642" calcext:value-type="float">
            <text:p>0.0001264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12684" calcext:value-type="float">
            <text:p>0.000126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12726" calcext:value-type="float">
            <text:p>0.000127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12768" calcext:value-type="float">
            <text:p>0.000127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281" calcext:value-type="float">
            <text:p>0.000128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12852" calcext:value-type="float">
            <text:p>0.000128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2894" calcext:value-type="float">
            <text:p>0.000128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12936" calcext:value-type="float">
            <text:p>0.000129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12978" calcext:value-type="float">
            <text:p>0.000129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1302" calcext:value-type="float">
            <text:p>0.00013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3062" calcext:value-type="float">
            <text:p>0.0001306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3104" calcext:value-type="float">
            <text:p>0.00013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3146" calcext:value-type="float">
            <text:p>0.000131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13188" calcext:value-type="float">
            <text:p>0.000131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323" calcext:value-type="float">
            <text:p>0.000132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3272" calcext:value-type="float">
            <text:p>0.000132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3314" calcext:value-type="float">
            <text:p>0.000133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3356" calcext:value-type="float">
            <text:p>0.000133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3398" calcext:value-type="float">
            <text:p>0.000133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3482" calcext:value-type="float">
            <text:p>0.0001348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3524" calcext:value-type="float">
            <text:p>0.000135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13566" calcext:value-type="float">
            <text:p>0.000135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3608" calcext:value-type="float">
            <text:p>0.000136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365" calcext:value-type="float">
            <text:p>0.0001365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3692" calcext:value-type="float">
            <text:p>0.000136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13734" calcext:value-type="float">
            <text:p>0.000137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13776" calcext:value-type="float">
            <text:p>0.000137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3818" calcext:value-type="float">
            <text:p>0.000138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1386" calcext:value-type="float">
            <text:p>0.00013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13902" calcext:value-type="float">
            <text:p>0.000139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13944" calcext:value-type="float">
            <text:p>0.000139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13986" calcext:value-type="float">
            <text:p>0.000139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4028" calcext:value-type="float">
            <text:p>0.000140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407" calcext:value-type="float">
            <text:p>0.000140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14112" calcext:value-type="float">
            <text:p>0.000141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4154" calcext:value-type="float">
            <text:p>0.000141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14196" calcext:value-type="float">
            <text:p>0.000141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4238" calcext:value-type="float">
            <text:p>0.000142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4322" calcext:value-type="float">
            <text:p>0.000143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14364" calcext:value-type="float">
            <text:p>0.000143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4406" calcext:value-type="float">
            <text:p>0.0001440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4448" calcext:value-type="float">
            <text:p>0.000144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449" calcext:value-type="float">
            <text:p>0.000144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4532" calcext:value-type="float">
            <text:p>0.000145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4574" calcext:value-type="float">
            <text:p>0.000145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4616" calcext:value-type="float">
            <text:p>0.000146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14658" calcext:value-type="float">
            <text:p>0.000146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47" calcext:value-type="float">
            <text:p>0.00014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14742" calcext:value-type="float">
            <text:p>0.000147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4784" calcext:value-type="float">
            <text:p>0.000147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14826" calcext:value-type="float">
            <text:p>0.000148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4868" calcext:value-type="float">
            <text:p>0.000148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1491" calcext:value-type="float">
            <text:p>0.000149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4952" calcext:value-type="float">
            <text:p>0.000149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14994" calcext:value-type="float">
            <text:p>0.000149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5036" calcext:value-type="float">
            <text:p>0.000150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78894472" calcext:value-type="float">
            <text:p>0.578894472</text:p>
          </table:table-cell>
        </table:table-row>
        <table:table-row table:style-name="ro1">
          <table:table-cell office:value-type="float" office:value="0.00015078" calcext:value-type="float">
            <text:p>0.0001507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530653266" calcext:value-type="float">
            <text:p>0.530653266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015162" calcext:value-type="float">
            <text:p>0.00015162</text:p>
          </table:table-cell>
          <table:table-cell table:number-columns-repeated="2"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15204" calcext:value-type="float">
            <text:p>0.000152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015246" calcext:value-type="float">
            <text:p>0.0001524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015288" calcext:value-type="float">
            <text:p>0.000152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01533" calcext:value-type="float">
            <text:p>0.0001533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15372" calcext:value-type="float">
            <text:p>0.0001537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015414" calcext:value-type="float">
            <text:p>0.0001541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015456" calcext:value-type="float">
            <text:p>0.000154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15498" calcext:value-type="float">
            <text:p>0.0001549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1554" calcext:value-type="float">
            <text:p>0.000155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15582" calcext:value-type="float">
            <text:p>0.0001558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5624" calcext:value-type="float">
            <text:p>0.000156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15666" calcext:value-type="float">
            <text:p>0.0001566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15708" calcext:value-type="float">
            <text:p>0.000157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1575" calcext:value-type="float">
            <text:p>0.0001575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15792" calcext:value-type="float">
            <text:p>0.0001579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15834" calcext:value-type="float">
            <text:p>0.0001583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15876" calcext:value-type="float">
            <text:p>0.000158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15918" calcext:value-type="float">
            <text:p>0.0001591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16002" calcext:value-type="float">
            <text:p>0.0001600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16044" calcext:value-type="float">
            <text:p>0.000160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16086" calcext:value-type="float">
            <text:p>0.0001608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16128" calcext:value-type="float">
            <text:p>0.0001612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1617" calcext:value-type="float">
            <text:p>0.0001617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16212" calcext:value-type="float">
            <text:p>0.000162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16254" calcext:value-type="float">
            <text:p>0.0001625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16296" calcext:value-type="float">
            <text:p>0.0001629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16338" calcext:value-type="float">
            <text:p>0.0001633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1638" calcext:value-type="float">
            <text:p>0.000163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16422" calcext:value-type="float">
            <text:p>0.0001642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16464" calcext:value-type="float">
            <text:p>0.000164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16506" calcext:value-type="float">
            <text:p>0.00016506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16548" calcext:value-type="float">
            <text:p>0.000165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1659" calcext:value-type="float">
            <text:p>0.0001659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16632" calcext:value-type="float">
            <text:p>0.0001663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16674" calcext:value-type="float">
            <text:p>0.0001667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16716" calcext:value-type="float">
            <text:p>0.000167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16758" calcext:value-type="float">
            <text:p>0.0001675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16842" calcext:value-type="float">
            <text:p>0.0001684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16884" calcext:value-type="float">
            <text:p>0.000168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16926" calcext:value-type="float">
            <text:p>0.0001692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16968" calcext:value-type="float">
            <text:p>0.000169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1701" calcext:value-type="float">
            <text:p>0.0001701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17052" calcext:value-type="float">
            <text:p>0.000170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017094" calcext:value-type="float">
            <text:p>0.000170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017136" calcext:value-type="float">
            <text:p>0.000171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8643216" calcext:value-type="float">
            <text:p>-0.128643216</text:p>
          </table:table-cell>
        </table:table-row>
        <table:table-row table:style-name="ro1">
          <table:table-cell office:value-type="float" office:value="0.00017178" calcext:value-type="float">
            <text:p>0.0001717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96482412" calcext:value-type="float">
            <text:p>-0.096482412</text:p>
          </table:table-cell>
        </table:table-row>
        <table:table-row table:style-name="ro1">
          <table:table-cell office:value-type="float" office:value="0.0001722" calcext:value-type="float">
            <text:p>0.000172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48241206" calcext:value-type="float">
            <text:p>-0.048241206</text:p>
          </table:table-cell>
        </table:table-row>
        <table:table-row table:style-name="ro1">
          <table:table-cell office:value-type="float" office:value="0.00017262" calcext:value-type="float">
            <text:p>0.0001726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008040201" calcext:value-type="float">
            <text:p>0.008040201</text:p>
          </table:table-cell>
        </table:table-row>
        <table:table-row table:style-name="ro1">
          <table:table-cell office:value-type="float" office:value="0.00017304" calcext:value-type="float">
            <text:p>0.0001730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72361809" calcext:value-type="float">
            <text:p>0.072361809</text:p>
          </table:table-cell>
        </table:table-row>
        <table:table-row table:style-name="ro1">
          <table:table-cell office:value-type="float" office:value="0.00017346" calcext:value-type="float">
            <text:p>0.0001734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28643216" calcext:value-type="float">
            <text:p>0.128643216</text:p>
          </table:table-cell>
        </table:table-row>
        <table:table-row table:style-name="ro1">
          <table:table-cell office:value-type="float" office:value="0.00017388" calcext:value-type="float">
            <text:p>0.0001738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76884422" calcext:value-type="float">
            <text:p>0.176884422</text:p>
          </table:table-cell>
        </table:table-row>
        <table:table-row table:style-name="ro1">
          <table:table-cell office:value-type="float" office:value="0.0001743" calcext:value-type="float">
            <text:p>0.000174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017472" calcext:value-type="float">
            <text:p>0.0001747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017514" calcext:value-type="float">
            <text:p>0.000175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17556" calcext:value-type="float">
            <text:p>0.000175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17598" calcext:value-type="float">
            <text:p>0.0001759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17682" calcext:value-type="float">
            <text:p>0.000176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17724" calcext:value-type="float">
            <text:p>0.000177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17766" calcext:value-type="float">
            <text:p>0.000177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17808" calcext:value-type="float">
            <text:p>0.000178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1785" calcext:value-type="float">
            <text:p>0.000178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17892" calcext:value-type="float">
            <text:p>0.000178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17934" calcext:value-type="float">
            <text:p>0.000179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17976" calcext:value-type="float">
            <text:p>0.000179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18018" calcext:value-type="float">
            <text:p>0.0001801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1806" calcext:value-type="float">
            <text:p>0.00018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18102" calcext:value-type="float">
            <text:p>0.000181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18144" calcext:value-type="float">
            <text:p>0.000181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18186" calcext:value-type="float">
            <text:p>0.000181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18228" calcext:value-type="float">
            <text:p>0.000182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1827" calcext:value-type="float">
            <text:p>0.000182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18312" calcext:value-type="float">
            <text:p>0.000183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18354" calcext:value-type="float">
            <text:p>0.000183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18396" calcext:value-type="float">
            <text:p>0.000183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18438" calcext:value-type="float">
            <text:p>0.000184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18522" calcext:value-type="float">
            <text:p>0.000185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18564" calcext:value-type="float">
            <text:p>0.000185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18606" calcext:value-type="float">
            <text:p>0.000186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18648" calcext:value-type="float">
            <text:p>0.0001864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1869" calcext:value-type="float">
            <text:p>0.000186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18732" calcext:value-type="float">
            <text:p>0.000187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18774" calcext:value-type="float">
            <text:p>0.000187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18816" calcext:value-type="float">
            <text:p>0.000188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18858" calcext:value-type="float">
            <text:p>0.000188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18942" calcext:value-type="float">
            <text:p>0.0001894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18984" calcext:value-type="float">
            <text:p>0.000189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19026" calcext:value-type="float">
            <text:p>0.0001902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19068" calcext:value-type="float">
            <text:p>0.000190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1911" calcext:value-type="float">
            <text:p>0.000191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19152" calcext:value-type="float">
            <text:p>0.000191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19194" calcext:value-type="float">
            <text:p>0.000191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19236" calcext:value-type="float">
            <text:p>0.000192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19278" calcext:value-type="float">
            <text:p>0.000192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19362" calcext:value-type="float">
            <text:p>0.0001936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19404" calcext:value-type="float">
            <text:p>0.000194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19446" calcext:value-type="float">
            <text:p>0.0001944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19488" calcext:value-type="float">
            <text:p>0.000194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1953" calcext:value-type="float">
            <text:p>0.000195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19572" calcext:value-type="float">
            <text:p>0.000195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19614" calcext:value-type="float">
            <text:p>0.0001961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19656" calcext:value-type="float">
            <text:p>0.000196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19698" calcext:value-type="float">
            <text:p>0.0001969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1974" calcext:value-type="float">
            <text:p>0.00019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19782" calcext:value-type="float">
            <text:p>0.000197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19824" calcext:value-type="float">
            <text:p>0.000198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19866" calcext:value-type="float">
            <text:p>0.000198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19908" calcext:value-type="float">
            <text:p>0.000199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1995" calcext:value-type="float">
            <text:p>0.000199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19992" calcext:value-type="float">
            <text:p>0.000199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20034" calcext:value-type="float">
            <text:p>0.000200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20076" calcext:value-type="float">
            <text:p>0.000200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20118" calcext:value-type="float">
            <text:p>0.000201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20202" calcext:value-type="float">
            <text:p>0.000202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20244" calcext:value-type="float">
            <text:p>0.0002024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20286" calcext:value-type="float">
            <text:p>0.000202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20328" calcext:value-type="float">
            <text:p>0.000203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2037" calcext:value-type="float">
            <text:p>0.000203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20412" calcext:value-type="float">
            <text:p>0.000204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20454" calcext:value-type="float">
            <text:p>0.000204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20496" calcext:value-type="float">
            <text:p>0.000204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20538" calcext:value-type="float">
            <text:p>0.0002053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2058" calcext:value-type="float">
            <text:p>0.00020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20622" calcext:value-type="float">
            <text:p>0.000206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20664" calcext:value-type="float">
            <text:p>0.000206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20706" calcext:value-type="float">
            <text:p>0.0002070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20748" calcext:value-type="float">
            <text:p>0.000207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2079" calcext:value-type="float">
            <text:p>0.000207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20832" calcext:value-type="float">
            <text:p>0.000208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20874" calcext:value-type="float">
            <text:p>0.000208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20916" calcext:value-type="float">
            <text:p>0.000209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20958" calcext:value-type="float">
            <text:p>0.000209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21042" calcext:value-type="float">
            <text:p>0.000210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21084" calcext:value-type="float">
            <text:p>0.000210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21126" calcext:value-type="float">
            <text:p>0.000211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21168" calcext:value-type="float">
            <text:p>0.00021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2121" calcext:value-type="float">
            <text:p>0.000212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21252" calcext:value-type="float">
            <text:p>0.000212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21294" calcext:value-type="float">
            <text:p>0.000212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21336" calcext:value-type="float">
            <text:p>0.00021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21378" calcext:value-type="float">
            <text:p>0.000213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2142" calcext:value-type="float">
            <text:p>0.00021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1462" calcext:value-type="float">
            <text:p>0.000214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21504" calcext:value-type="float">
            <text:p>0.00021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1546" calcext:value-type="float">
            <text:p>0.0002154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21588" calcext:value-type="float">
            <text:p>0.000215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163" calcext:value-type="float">
            <text:p>0.000216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1672" calcext:value-type="float">
            <text:p>0.00021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1714" calcext:value-type="float">
            <text:p>0.000217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1756" calcext:value-type="float">
            <text:p>0.000217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1798" calcext:value-type="float">
            <text:p>0.0002179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1882" calcext:value-type="float">
            <text:p>0.000218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1924" calcext:value-type="float">
            <text:p>0.000219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1966" calcext:value-type="float">
            <text:p>0.000219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2008" calcext:value-type="float">
            <text:p>0.000220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2205" calcext:value-type="float">
            <text:p>0.0002205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2092" calcext:value-type="float">
            <text:p>0.000220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22134" calcext:value-type="float">
            <text:p>0.000221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2176" calcext:value-type="float">
            <text:p>0.00022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2218" calcext:value-type="float">
            <text:p>0.0002221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226" calcext:value-type="float">
            <text:p>0.00022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22302" calcext:value-type="float">
            <text:p>0.000223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2344" calcext:value-type="float">
            <text:p>0.00022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22386" calcext:value-type="float">
            <text:p>0.000223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22428" calcext:value-type="float">
            <text:p>0.000224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2247" calcext:value-type="float">
            <text:p>0.000224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22512" calcext:value-type="float">
            <text:p>0.00022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22554" calcext:value-type="float">
            <text:p>0.000225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22596" calcext:value-type="float">
            <text:p>0.000225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22638" calcext:value-type="float">
            <text:p>0.000226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22722" calcext:value-type="float">
            <text:p>0.000227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22764" calcext:value-type="float">
            <text:p>0.000227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22806" calcext:value-type="float">
            <text:p>0.0002280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22848" calcext:value-type="float">
            <text:p>0.00022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2289" calcext:value-type="float">
            <text:p>0.000228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22932" calcext:value-type="float">
            <text:p>0.000229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22974" calcext:value-type="float">
            <text:p>0.000229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23016" calcext:value-type="float">
            <text:p>0.000230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23058" calcext:value-type="float">
            <text:p>0.000230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231" calcext:value-type="float">
            <text:p>0.00023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23142" calcext:value-type="float">
            <text:p>0.0002314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23184" calcext:value-type="float">
            <text:p>0.00023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23226" calcext:value-type="float">
            <text:p>0.000232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23268" calcext:value-type="float">
            <text:p>0.000232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2331" calcext:value-type="float">
            <text:p>0.000233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23352" calcext:value-type="float">
            <text:p>0.000233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23394" calcext:value-type="float">
            <text:p>0.000233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23436" calcext:value-type="float">
            <text:p>0.000234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23478" calcext:value-type="float">
            <text:p>0.000234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23562" calcext:value-type="float">
            <text:p>0.000235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23604" calcext:value-type="float">
            <text:p>0.000236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23646" calcext:value-type="float">
            <text:p>0.000236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23688" calcext:value-type="float">
            <text:p>0.00023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2373" calcext:value-type="float">
            <text:p>0.000237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23772" calcext:value-type="float">
            <text:p>0.000237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23814" calcext:value-type="float">
            <text:p>0.000238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23856" calcext:value-type="float">
            <text:p>0.00023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23898" calcext:value-type="float">
            <text:p>0.000238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2394" calcext:value-type="float">
            <text:p>0.00023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23982" calcext:value-type="float">
            <text:p>0.000239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24024" calcext:value-type="float">
            <text:p>0.00024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24066" calcext:value-type="float">
            <text:p>0.0002406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24108" calcext:value-type="float">
            <text:p>0.000241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2415" calcext:value-type="float">
            <text:p>0.000241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24192" calcext:value-type="float">
            <text:p>0.000241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24234" calcext:value-type="float">
            <text:p>0.000242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24276" calcext:value-type="float">
            <text:p>0.0002427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24318" calcext:value-type="float">
            <text:p>0.000243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24402" calcext:value-type="float">
            <text:p>0.000244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24444" calcext:value-type="float">
            <text:p>0.000244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24486" calcext:value-type="float">
            <text:p>0.0002448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24528" calcext:value-type="float">
            <text:p>0.000245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2457" calcext:value-type="float">
            <text:p>0.000245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24612" calcext:value-type="float">
            <text:p>0.000246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24654" calcext:value-type="float">
            <text:p>0.000246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24696" calcext:value-type="float">
            <text:p>0.000246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24738" calcext:value-type="float">
            <text:p>0.0002473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2478" calcext:value-type="float">
            <text:p>0.00024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24822" calcext:value-type="float">
            <text:p>0.000248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24864" calcext:value-type="float">
            <text:p>0.00024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24906" calcext:value-type="float">
            <text:p>0.0002490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24948" calcext:value-type="float">
            <text:p>0.000249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2499" calcext:value-type="float">
            <text:p>0.0002499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25032" calcext:value-type="float">
            <text:p>0.000250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578894472" calcext:value-type="float">
            <text:p>0.578894472</text:p>
          </table:table-cell>
        </table:table-row>
        <table:table-row table:style-name="ro1">
          <table:table-cell office:value-type="float" office:value="0.00025074" calcext:value-type="float">
            <text:p>0.0002507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530653266" calcext:value-type="float">
            <text:p>0.530653266</text:p>
          </table:table-cell>
        </table:table-row>
        <table:table-row table:style-name="ro1">
          <table:table-cell office:value-type="float" office:value="0.00025116" calcext:value-type="float">
            <text:p>0.000251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025158" calcext:value-type="float">
            <text:p>0.0002515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58291457" calcext:value-type="float">
            <text:p>0.458291457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42211055" calcext:value-type="float">
            <text:p>0.442211055</text:p>
          </table:table-cell>
        </table:table-row>
        <table:table-row table:style-name="ro1">
          <table:table-cell office:value-type="float" office:value="0.00025242" calcext:value-type="float">
            <text:p>0.0002524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18090452" calcext:value-type="float">
            <text:p>0.418090452</text:p>
          </table:table-cell>
        </table:table-row>
        <table:table-row table:style-name="ro1">
          <table:table-cell office:value-type="float" office:value="0.00025284" calcext:value-type="float">
            <text:p>0.000252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025326" calcext:value-type="float">
            <text:p>0.0002532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25368" calcext:value-type="float">
            <text:p>0.000253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2541" calcext:value-type="float">
            <text:p>0.0002541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25452" calcext:value-type="float">
            <text:p>0.0002545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25494" calcext:value-type="float">
            <text:p>0.0002549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25536" calcext:value-type="float">
            <text:p>0.0002553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25578" calcext:value-type="float">
            <text:p>0.0002557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2562" calcext:value-type="float">
            <text:p>0.000256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25662" calcext:value-type="float">
            <text:p>0.0002566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25704" calcext:value-type="float">
            <text:p>0.000257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25746" calcext:value-type="float">
            <text:p>0.0002574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25788" calcext:value-type="float">
            <text:p>0.0002578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2583" calcext:value-type="float">
            <text:p>0.0002583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25872" calcext:value-type="float">
            <text:p>0.0002587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25914" calcext:value-type="float">
            <text:p>0.00025914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25956" calcext:value-type="float">
            <text:p>0.0002595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25998" calcext:value-type="float">
            <text:p>0.0002599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26082" calcext:value-type="float">
            <text:p>0.0002608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26124" calcext:value-type="float">
            <text:p>0.0002612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26166" calcext:value-type="float">
            <text:p>0.0002616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26208" calcext:value-type="float">
            <text:p>0.000262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2625" calcext:value-type="float">
            <text:p>0.0002625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26292" calcext:value-type="float">
            <text:p>0.0002629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26334" calcext:value-type="float">
            <text:p>0.0002633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26376" calcext:value-type="float">
            <text:p>0.0002637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26418" calcext:value-type="float">
            <text:p>0.0002641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2646" calcext:value-type="float">
            <text:p>0.000264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26502" calcext:value-type="float">
            <text:p>0.0002650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26544" calcext:value-type="float">
            <text:p>0.0002654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26586" calcext:value-type="float">
            <text:p>0.0002658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26628" calcext:value-type="float">
            <text:p>0.0002662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2667" calcext:value-type="float">
            <text:p>0.0002667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26712" calcext:value-type="float">
            <text:p>0.000267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26754" calcext:value-type="float">
            <text:p>0.0002675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26796" calcext:value-type="float">
            <text:p>0.0002679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26838" calcext:value-type="float">
            <text:p>0.0002683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26922" calcext:value-type="float">
            <text:p>0.0002692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26964" calcext:value-type="float">
            <text:p>0.000269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27006" calcext:value-type="float">
            <text:p>0.0002700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27048" calcext:value-type="float">
            <text:p>0.000270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92964824" calcext:value-type="float">
            <text:p>-0.192964824</text:p>
          </table:table-cell>
        </table:table-row>
        <table:table-row table:style-name="ro1">
          <table:table-cell office:value-type="float" office:value="0.0002709" calcext:value-type="float">
            <text:p>0.0002709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6080402" calcext:value-type="float">
            <text:p>-0.16080402</text:p>
          </table:table-cell>
        </table:table-row>
        <table:table-row table:style-name="ro1">
          <table:table-cell office:value-type="float" office:value="0.00027132" calcext:value-type="float">
            <text:p>0.0002713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28643216" calcext:value-type="float">
            <text:p>-0.128643216</text:p>
          </table:table-cell>
        </table:table-row>
        <table:table-row table:style-name="ro1">
          <table:table-cell office:value-type="float" office:value="0.00027174" calcext:value-type="float">
            <text:p>0.0002717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96482412" calcext:value-type="float">
            <text:p>-0.096482412</text:p>
          </table:table-cell>
        </table:table-row>
        <table:table-row table:style-name="ro1">
          <table:table-cell office:value-type="float" office:value="0.00027216" calcext:value-type="float">
            <text:p>0.0002721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56281407" calcext:value-type="float">
            <text:p>-0.056281407</text:p>
          </table:table-cell>
        </table:table-row>
        <table:table-row table:style-name="ro1">
          <table:table-cell office:value-type="float" office:value="0.00027258" calcext:value-type="float">
            <text:p>0.0002725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273" calcext:value-type="float">
            <text:p>0.00027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27342" calcext:value-type="float">
            <text:p>0.0002734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20603015" calcext:value-type="float">
            <text:p>0.120603015</text:p>
          </table:table-cell>
        </table:table-row>
        <table:table-row table:style-name="ro1">
          <table:table-cell office:value-type="float" office:value="0.00027384" calcext:value-type="float">
            <text:p>0.00027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027426" calcext:value-type="float">
            <text:p>0.0002742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027468" calcext:value-type="float">
            <text:p>0.000274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2751" calcext:value-type="float">
            <text:p>0.000275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27552" calcext:value-type="float">
            <text:p>0.000275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27594" calcext:value-type="float">
            <text:p>0.000275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27636" calcext:value-type="float">
            <text:p>0.000276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27678" calcext:value-type="float">
            <text:p>0.000276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27762" calcext:value-type="float">
            <text:p>0.0002776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27804" calcext:value-type="float">
            <text:p>0.000278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27846" calcext:value-type="float">
            <text:p>0.000278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27888" calcext:value-type="float">
            <text:p>0.000278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2793" calcext:value-type="float">
            <text:p>0.000279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27972" calcext:value-type="float">
            <text:p>0.000279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28014" calcext:value-type="float">
            <text:p>0.000280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28056" calcext:value-type="float">
            <text:p>0.000280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28098" calcext:value-type="float">
            <text:p>0.0002809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2814" calcext:value-type="float">
            <text:p>0.00028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28182" calcext:value-type="float">
            <text:p>0.000281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28224" calcext:value-type="float">
            <text:p>0.000282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28266" calcext:value-type="float">
            <text:p>0.000282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28308" calcext:value-type="float">
            <text:p>0.000283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2835" calcext:value-type="float">
            <text:p>0.000283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28392" calcext:value-type="float">
            <text:p>0.000283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28434" calcext:value-type="float">
            <text:p>0.000284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28476" calcext:value-type="float">
            <text:p>0.000284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28518" calcext:value-type="float">
            <text:p>0.000285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28602" calcext:value-type="float">
            <text:p>0.000286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28644" calcext:value-type="float">
            <text:p>0.000286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28686" calcext:value-type="float">
            <text:p>0.000286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28728" calcext:value-type="float">
            <text:p>0.00028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2877" calcext:value-type="float">
            <text:p>0.000287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28812" calcext:value-type="float">
            <text:p>0.000288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28854" calcext:value-type="float">
            <text:p>0.000288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28896" calcext:value-type="float">
            <text:p>0.0002889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28938" calcext:value-type="float">
            <text:p>0.000289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2898" calcext:value-type="float">
            <text:p>0.00028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29022" calcext:value-type="float">
            <text:p>0.000290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29064" calcext:value-type="float">
            <text:p>0.000290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29106" calcext:value-type="float">
            <text:p>0.000291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29148" calcext:value-type="float">
            <text:p>0.0002914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2919" calcext:value-type="float">
            <text:p>0.000291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29232" calcext:value-type="float">
            <text:p>0.000292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29274" calcext:value-type="float">
            <text:p>0.000292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29316" calcext:value-type="float">
            <text:p>0.000293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29358" calcext:value-type="float">
            <text:p>0.000293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29442" calcext:value-type="float">
            <text:p>0.000294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29484" calcext:value-type="float">
            <text:p>0.000294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29526" calcext:value-type="float">
            <text:p>0.000295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29568" calcext:value-type="float">
            <text:p>0.000295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2961" calcext:value-type="float">
            <text:p>0.000296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29652" calcext:value-type="float">
            <text:p>0.00029652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29694" calcext:value-type="float">
            <text:p>0.000296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29736" calcext:value-type="float">
            <text:p>0.000297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29778" calcext:value-type="float">
            <text:p>0.000297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2982" calcext:value-type="float">
            <text:p>0.00029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29862" calcext:value-type="float">
            <text:p>0.0002986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29904" calcext:value-type="float">
            <text:p>0.000299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29946" calcext:value-type="float">
            <text:p>0.000299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29988" calcext:value-type="float">
            <text:p>0.000299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3003" calcext:value-type="float">
            <text:p>0.000300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30072" calcext:value-type="float">
            <text:p>0.000300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30114" calcext:value-type="float">
            <text:p>0.000301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30156" calcext:value-type="float">
            <text:p>0.000301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30198" calcext:value-type="float">
            <text:p>0.000301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30282" calcext:value-type="float">
            <text:p>0.000302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30324" calcext:value-type="float">
            <text:p>0.0003032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30366" calcext:value-type="float">
            <text:p>0.0003036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30408" calcext:value-type="float">
            <text:p>0.000304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3045" calcext:value-type="float">
            <text:p>0.000304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30492" calcext:value-type="float">
            <text:p>0.000304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30534" calcext:value-type="float">
            <text:p>0.000305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30576" calcext:value-type="float">
            <text:p>0.000305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30618" calcext:value-type="float">
            <text:p>0.000306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3066" calcext:value-type="float">
            <text:p>0.00030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30702" calcext:value-type="float">
            <text:p>0.000307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30744" calcext:value-type="float">
            <text:p>0.000307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30786" calcext:value-type="float">
            <text:p>0.000307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30828" calcext:value-type="float">
            <text:p>0.000308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3087" calcext:value-type="float">
            <text:p>0.0003087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30912" calcext:value-type="float">
            <text:p>0.000309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30954" calcext:value-type="float">
            <text:p>0.000309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30996" calcext:value-type="float">
            <text:p>0.000309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31038" calcext:value-type="float">
            <text:p>0.000310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31122" calcext:value-type="float">
            <text:p>0.000311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31164" calcext:value-type="float">
            <text:p>0.000311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31206" calcext:value-type="float">
            <text:p>0.000312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31248" calcext:value-type="float">
            <text:p>0.000312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3129" calcext:value-type="float">
            <text:p>0.0003129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31332" calcext:value-type="float">
            <text:p>0.000313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31374" calcext:value-type="float">
            <text:p>0.000313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31416" calcext:value-type="float">
            <text:p>0.000314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31458" calcext:value-type="float">
            <text:p>0.000314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315" calcext:value-type="float">
            <text:p>0.00031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31542" calcext:value-type="float">
            <text:p>0.000315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31584" calcext:value-type="float">
            <text:p>0.000315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31626" calcext:value-type="float">
            <text:p>0.000316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31668" calcext:value-type="float">
            <text:p>0.000316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3171" calcext:value-type="float">
            <text:p>0.000317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31752" calcext:value-type="float">
            <text:p>0.000317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31794" calcext:value-type="float">
            <text:p>0.000317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31836" calcext:value-type="float">
            <text:p>0.000318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31878" calcext:value-type="float">
            <text:p>0.0003187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31962" calcext:value-type="float">
            <text:p>0.0003196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32004" calcext:value-type="float">
            <text:p>0.000320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32046" calcext:value-type="float">
            <text:p>0.000320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32088" calcext:value-type="float">
            <text:p>0.000320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3213" calcext:value-type="float">
            <text:p>0.000321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32172" calcext:value-type="float">
            <text:p>0.000321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32214" calcext:value-type="float">
            <text:p>0.0003221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32256" calcext:value-type="float">
            <text:p>0.000322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32298" calcext:value-type="float">
            <text:p>0.0003229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3234" calcext:value-type="float">
            <text:p>0.00032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32382" calcext:value-type="float">
            <text:p>0.000323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32424" calcext:value-type="float">
            <text:p>0.000324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32466" calcext:value-type="float">
            <text:p>0.0003246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32508" calcext:value-type="float">
            <text:p>0.000325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3255" calcext:value-type="float">
            <text:p>0.000325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32592" calcext:value-type="float">
            <text:p>0.000325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32634" calcext:value-type="float">
            <text:p>0.000326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32676" calcext:value-type="float">
            <text:p>0.000326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32718" calcext:value-type="float">
            <text:p>0.000327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32802" calcext:value-type="float">
            <text:p>0.0003280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32844" calcext:value-type="float">
            <text:p>0.000328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32886" calcext:value-type="float">
            <text:p>0.000328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32928" calcext:value-type="float">
            <text:p>0.000329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3297" calcext:value-type="float">
            <text:p>0.0003297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33012" calcext:value-type="float">
            <text:p>0.000330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33054" calcext:value-type="float">
            <text:p>0.0003305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33096" calcext:value-type="float">
            <text:p>0.000330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33138" calcext:value-type="float">
            <text:p>0.0003313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3318" calcext:value-type="float">
            <text:p>0.00033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33222" calcext:value-type="float">
            <text:p>0.000332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33264" calcext:value-type="float">
            <text:p>0.000332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33306" calcext:value-type="float">
            <text:p>0.000333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33348" calcext:value-type="float">
            <text:p>0.000333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3339" calcext:value-type="float">
            <text:p>0.000333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33432" calcext:value-type="float">
            <text:p>0.000334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33474" calcext:value-type="float">
            <text:p>0.000334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33516" calcext:value-type="float">
            <text:p>0.000335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33558" calcext:value-type="float">
            <text:p>0.000335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33642" calcext:value-type="float">
            <text:p>0.000336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33684" calcext:value-type="float">
            <text:p>0.000336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33726" calcext:value-type="float">
            <text:p>0.0003372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33768" calcext:value-type="float">
            <text:p>0.0003376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3381" calcext:value-type="float">
            <text:p>0.000338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33852" calcext:value-type="float">
            <text:p>0.000338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33894" calcext:value-type="float">
            <text:p>0.000338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33936" calcext:value-type="float">
            <text:p>0.0003393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33978" calcext:value-type="float">
            <text:p>0.000339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3402" calcext:value-type="float">
            <text:p>0.00034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34062" calcext:value-type="float">
            <text:p>0.000340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34104" calcext:value-type="float">
            <text:p>0.000341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34146" calcext:value-type="float">
            <text:p>0.0003414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34188" calcext:value-type="float">
            <text:p>0.000341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3423" calcext:value-type="float">
            <text:p>0.000342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34272" calcext:value-type="float">
            <text:p>0.000342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34314" calcext:value-type="float">
            <text:p>0.0003431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34356" calcext:value-type="float">
            <text:p>0.000343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34398" calcext:value-type="float">
            <text:p>0.0003439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34482" calcext:value-type="float">
            <text:p>0.0003448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34524" calcext:value-type="float">
            <text:p>0.000345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34566" calcext:value-type="float">
            <text:p>0.0003456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34608" calcext:value-type="float">
            <text:p>0.000346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3465" calcext:value-type="float">
            <text:p>0.000346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34692" calcext:value-type="float">
            <text:p>0.000346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34734" calcext:value-type="float">
            <text:p>0.0003473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34776" calcext:value-type="float">
            <text:p>0.000347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34818" calcext:value-type="float">
            <text:p>0.000348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3486" calcext:value-type="float">
            <text:p>0.00034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34902" calcext:value-type="float">
            <text:p>0.000349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34944" calcext:value-type="float">
            <text:p>0.000349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34986" calcext:value-type="float">
            <text:p>0.0003498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35028" calcext:value-type="float">
            <text:p>0.000350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586934673" calcext:value-type="float">
            <text:p>0.586934673</text:p>
          </table:table-cell>
        </table:table-row>
        <table:table-row table:style-name="ro1">
          <table:table-cell office:value-type="float" office:value="0.0003507" calcext:value-type="float">
            <text:p>0.0003507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538693467" calcext:value-type="float">
            <text:p>0.538693467</text:p>
          </table:table-cell>
        </table:table-row>
        <table:table-row table:style-name="ro1">
          <table:table-cell office:value-type="float" office:value="0.00035112" calcext:value-type="float">
            <text:p>0.000351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90452261" calcext:value-type="float">
            <text:p>0.490452261</text:p>
          </table:table-cell>
        </table:table-row>
        <table:table-row table:style-name="ro1">
          <table:table-cell office:value-type="float" office:value="0.00035154" calcext:value-type="float">
            <text:p>0.00035154</text:p>
          </table:table-cell>
          <table:table-cell table:number-columns-repeated="2"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35196" calcext:value-type="float">
            <text:p>0.000351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34170854" calcext:value-type="float">
            <text:p>0.434170854</text:p>
          </table:table-cell>
        </table:table-row>
        <table:table-row table:style-name="ro1">
          <table:table-cell office:value-type="float" office:value="0.00035238" calcext:value-type="float">
            <text:p>0.0003523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035322" calcext:value-type="float">
            <text:p>0.0003532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35364" calcext:value-type="float">
            <text:p>0.0003536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77889447" calcext:value-type="float">
            <text:p>0.377889447</text:p>
          </table:table-cell>
        </table:table-row>
        <table:table-row table:style-name="ro1">
          <table:table-cell office:value-type="float" office:value="0.00035406" calcext:value-type="float">
            <text:p>0.0003540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35448" calcext:value-type="float">
            <text:p>0.000354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61809045" calcext:value-type="float">
            <text:p>0.361809045</text:p>
          </table:table-cell>
        </table:table-row>
        <table:table-row table:style-name="ro1">
          <table:table-cell office:value-type="float" office:value="0.0003549" calcext:value-type="float">
            <text:p>0.0003549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35532" calcext:value-type="float">
            <text:p>0.0003553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35574" calcext:value-type="float">
            <text:p>0.0003557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35616" calcext:value-type="float">
            <text:p>0.0003561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35658" calcext:value-type="float">
            <text:p>0.0003565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357" calcext:value-type="float">
            <text:p>0.000357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35742" calcext:value-type="float">
            <text:p>0.0003574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35784" calcext:value-type="float">
            <text:p>0.000357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35826" calcext:value-type="float">
            <text:p>0.0003582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35868" calcext:value-type="float">
            <text:p>0.0003586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3591" calcext:value-type="float">
            <text:p>0.0003591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35952" calcext:value-type="float">
            <text:p>0.0003595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35994" calcext:value-type="float">
            <text:p>0.0003599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36036" calcext:value-type="float">
            <text:p>0.0003603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36078" calcext:value-type="float">
            <text:p>0.0003607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36162" calcext:value-type="float">
            <text:p>0.0003616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36204" calcext:value-type="float">
            <text:p>0.0003620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36246" calcext:value-type="float">
            <text:p>0.0003624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36288" calcext:value-type="float">
            <text:p>0.0003628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3633" calcext:value-type="float">
            <text:p>0.0003633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36372" calcext:value-type="float">
            <text:p>0.0003637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36414" calcext:value-type="float">
            <text:p>0.0003641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36456" calcext:value-type="float">
            <text:p>0.0003645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36498" calcext:value-type="float">
            <text:p>0.0003649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3654" calcext:value-type="float">
            <text:p>0.000365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36582" calcext:value-type="float">
            <text:p>0.0003658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36624" calcext:value-type="float">
            <text:p>0.0003662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36666" calcext:value-type="float">
            <text:p>0.0003666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36708" calcext:value-type="float">
            <text:p>0.0003670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3675" calcext:value-type="float">
            <text:p>0.0003675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36792" calcext:value-type="float">
            <text:p>0.0003679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36834" calcext:value-type="float">
            <text:p>0.0003683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36876" calcext:value-type="float">
            <text:p>0.0003687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36918" calcext:value-type="float">
            <text:p>0.0003691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37002" calcext:value-type="float">
            <text:p>0.0003700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37044" calcext:value-type="float">
            <text:p>0.0003704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037086" calcext:value-type="float">
            <text:p>0.0003708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8844221" calcext:value-type="float">
            <text:p>-0.168844221</text:p>
          </table:table-cell>
        </table:table-row>
        <table:table-row table:style-name="ro1">
          <table:table-cell office:value-type="float" office:value="0.00037128" calcext:value-type="float">
            <text:p>0.0003712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36683417" calcext:value-type="float">
            <text:p>-0.136683417</text:p>
          </table:table-cell>
        </table:table-row>
        <table:table-row table:style-name="ro1">
          <table:table-cell office:value-type="float" office:value="0.0003717" calcext:value-type="float">
            <text:p>0.000371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04522613" calcext:value-type="float">
            <text:p>-0.104522613</text:p>
          </table:table-cell>
        </table:table-row>
        <table:table-row table:style-name="ro1">
          <table:table-cell office:value-type="float" office:value="0.00037212" calcext:value-type="float">
            <text:p>0.0003721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37254" calcext:value-type="float">
            <text:p>0.0003725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08040201" calcext:value-type="float">
            <text:p>-0.008040201</text:p>
          </table:table-cell>
        </table:table-row>
        <table:table-row table:style-name="ro1">
          <table:table-cell office:value-type="float" office:value="0.00037296" calcext:value-type="float">
            <text:p>0.0003729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56281407" calcext:value-type="float">
            <text:p>0.056281407</text:p>
          </table:table-cell>
        </table:table-row>
        <table:table-row table:style-name="ro1">
          <table:table-cell office:value-type="float" office:value="0.00037338" calcext:value-type="float">
            <text:p>0.0003733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3738" calcext:value-type="float">
            <text:p>0.00037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68844221" calcext:value-type="float">
            <text:p>0.168844221</text:p>
          </table:table-cell>
        </table:table-row>
        <table:table-row table:style-name="ro1">
          <table:table-cell office:value-type="float" office:value="0.00037422" calcext:value-type="float">
            <text:p>0.000374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192964824" calcext:value-type="float">
            <text:p>0.192964824</text:p>
          </table:table-cell>
        </table:table-row>
        <table:table-row table:style-name="ro1">
          <table:table-cell office:value-type="float" office:value="0.00037464" calcext:value-type="float">
            <text:p>0.0003746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037506" calcext:value-type="float">
            <text:p>0.0003750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37548" calcext:value-type="float">
            <text:p>0.000375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3759" calcext:value-type="float">
            <text:p>0.000375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37632" calcext:value-type="float">
            <text:p>0.000376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37674" calcext:value-type="float">
            <text:p>0.000376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37716" calcext:value-type="float">
            <text:p>0.000377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37758" calcext:value-type="float">
            <text:p>0.000377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37842" calcext:value-type="float">
            <text:p>0.0003784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37884" calcext:value-type="float">
            <text:p>0.00037884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37926" calcext:value-type="float">
            <text:p>0.0003792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37968" calcext:value-type="float">
            <text:p>0.000379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3801" calcext:value-type="float">
            <text:p>0.000380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38052" calcext:value-type="float">
            <text:p>0.000380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38094" calcext:value-type="float">
            <text:p>0.000380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38136" calcext:value-type="float">
            <text:p>0.000381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38178" calcext:value-type="float">
            <text:p>0.0003817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3822" calcext:value-type="float">
            <text:p>0.00038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38262" calcext:value-type="float">
            <text:p>0.0003826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38304" calcext:value-type="float">
            <text:p>0.000383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38346" calcext:value-type="float">
            <text:p>0.000383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38388" calcext:value-type="float">
            <text:p>0.000383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3843" calcext:value-type="float">
            <text:p>0.000384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38472" calcext:value-type="float">
            <text:p>0.000384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38514" calcext:value-type="float">
            <text:p>0.000385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38556" calcext:value-type="float">
            <text:p>0.000385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38598" calcext:value-type="float">
            <text:p>0.0003859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38682" calcext:value-type="float">
            <text:p>0.000386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38724" calcext:value-type="float">
            <text:p>0.000387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38766" calcext:value-type="float">
            <text:p>0.000387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38808" calcext:value-type="float">
            <text:p>0.000388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3885" calcext:value-type="float">
            <text:p>0.0003885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38892" calcext:value-type="float">
            <text:p>0.000388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38934" calcext:value-type="float">
            <text:p>0.000389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38976" calcext:value-type="float">
            <text:p>0.000389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39018" calcext:value-type="float">
            <text:p>0.000390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3906" calcext:value-type="float">
            <text:p>0.00039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39102" calcext:value-type="float">
            <text:p>0.0003910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39144" calcext:value-type="float">
            <text:p>0.000391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39186" calcext:value-type="float">
            <text:p>0.000391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39228" calcext:value-type="float">
            <text:p>0.000392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3927" calcext:value-type="float">
            <text:p>0.0003927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39312" calcext:value-type="float">
            <text:p>0.000393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39354" calcext:value-type="float">
            <text:p>0.000393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39396" calcext:value-type="float">
            <text:p>0.000393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39438" calcext:value-type="float">
            <text:p>0.000394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39522" calcext:value-type="float">
            <text:p>0.000395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39564" calcext:value-type="float">
            <text:p>0.000395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39606" calcext:value-type="float">
            <text:p>0.000396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39648" calcext:value-type="float">
            <text:p>0.000396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3969" calcext:value-type="float">
            <text:p>0.000396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39732" calcext:value-type="float">
            <text:p>0.000397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39774" calcext:value-type="float">
            <text:p>0.000397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39816" calcext:value-type="float">
            <text:p>0.000398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39858" calcext:value-type="float">
            <text:p>0.000398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399" calcext:value-type="float">
            <text:p>0.00039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39942" calcext:value-type="float">
            <text:p>0.000399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39984" calcext:value-type="float">
            <text:p>0.000399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40026" calcext:value-type="float">
            <text:p>0.000400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40068" calcext:value-type="float">
            <text:p>0.000400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4011" calcext:value-type="float">
            <text:p>0.000401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40152" calcext:value-type="float">
            <text:p>0.000401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40194" calcext:value-type="float">
            <text:p>0.0004019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40236" calcext:value-type="float">
            <text:p>0.000402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40278" calcext:value-type="float">
            <text:p>0.000402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40362" calcext:value-type="float">
            <text:p>0.000403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40404" calcext:value-type="float">
            <text:p>0.000404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40446" calcext:value-type="float">
            <text:p>0.000404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40488" calcext:value-type="float">
            <text:p>0.000404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4053" calcext:value-type="float">
            <text:p>0.000405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40572" calcext:value-type="float">
            <text:p>0.000405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40614" calcext:value-type="float">
            <text:p>0.000406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40656" calcext:value-type="float">
            <text:p>0.0004065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40698" calcext:value-type="float">
            <text:p>0.000406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4074" calcext:value-type="float">
            <text:p>0.00040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40782" calcext:value-type="float">
            <text:p>0.000407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40824" calcext:value-type="float">
            <text:p>0.000408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40866" calcext:value-type="float">
            <text:p>0.0004086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40908" calcext:value-type="float">
            <text:p>0.00040908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4095" calcext:value-type="float">
            <text:p>0.0004095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40992" calcext:value-type="float">
            <text:p>0.000409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41034" calcext:value-type="float">
            <text:p>0.000410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41076" calcext:value-type="float">
            <text:p>0.000410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41118" calcext:value-type="float">
            <text:p>0.000411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41202" calcext:value-type="float">
            <text:p>0.000412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41244" calcext:value-type="float">
            <text:p>0.000412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41286" calcext:value-type="float">
            <text:p>0.0004128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41328" calcext:value-type="float">
            <text:p>0.000413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4137" calcext:value-type="float">
            <text:p>0.0004137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41412" calcext:value-type="float">
            <text:p>0.0004141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41454" calcext:value-type="float">
            <text:p>0.000414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41496" calcext:value-type="float">
            <text:p>0.000414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41538" calcext:value-type="float">
            <text:p>0.0004153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4158" calcext:value-type="float">
            <text:p>0.00041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41622" calcext:value-type="float">
            <text:p>0.0004162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41664" calcext:value-type="float">
            <text:p>0.000416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41706" calcext:value-type="float">
            <text:p>0.000417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41748" calcext:value-type="float">
            <text:p>0.000417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4179" calcext:value-type="float">
            <text:p>0.000417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41832" calcext:value-type="float">
            <text:p>0.000418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41874" calcext:value-type="float">
            <text:p>0.000418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41916" calcext:value-type="float">
            <text:p>0.000419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41958" calcext:value-type="float">
            <text:p>0.000419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42042" calcext:value-type="float">
            <text:p>0.000420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42084" calcext:value-type="float">
            <text:p>0.000420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42126" calcext:value-type="float">
            <text:p>0.000421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42168" calcext:value-type="float">
            <text:p>0.000421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4221" calcext:value-type="float">
            <text:p>0.000422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42252" calcext:value-type="float">
            <text:p>0.000422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42294" calcext:value-type="float">
            <text:p>0.000422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42336" calcext:value-type="float">
            <text:p>0.000423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42378" calcext:value-type="float">
            <text:p>0.000423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4242" calcext:value-type="float">
            <text:p>0.00042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42462" calcext:value-type="float">
            <text:p>0.000424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42504" calcext:value-type="float">
            <text:p>0.000425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42546" calcext:value-type="float">
            <text:p>0.000425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42588" calcext:value-type="float">
            <text:p>0.000425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4263" calcext:value-type="float">
            <text:p>0.000426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42672" calcext:value-type="float">
            <text:p>0.000426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42714" calcext:value-type="float">
            <text:p>0.000427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42756" calcext:value-type="float">
            <text:p>0.000427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42798" calcext:value-type="float">
            <text:p>0.0004279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42882" calcext:value-type="float">
            <text:p>0.000428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42924" calcext:value-type="float">
            <text:p>0.000429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42966" calcext:value-type="float">
            <text:p>0.000429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43008" calcext:value-type="float">
            <text:p>0.000430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4305" calcext:value-type="float">
            <text:p>0.0004305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43092" calcext:value-type="float">
            <text:p>0.000430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43134" calcext:value-type="float">
            <text:p>0.0004313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43176" calcext:value-type="float">
            <text:p>0.000431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43218" calcext:value-type="float">
            <text:p>0.000432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4326" calcext:value-type="float">
            <text:p>0.00043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43302" calcext:value-type="float">
            <text:p>0.000433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43344" calcext:value-type="float">
            <text:p>0.000433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43386" calcext:value-type="float">
            <text:p>0.0004338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43428" calcext:value-type="float">
            <text:p>0.000434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4347" calcext:value-type="float">
            <text:p>0.0004347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43512" calcext:value-type="float">
            <text:p>0.000435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43554" calcext:value-type="float">
            <text:p>0.000435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43596" calcext:value-type="float">
            <text:p>0.000435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43638" calcext:value-type="float">
            <text:p>0.0004363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43722" calcext:value-type="float">
            <text:p>0.000437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43764" calcext:value-type="float">
            <text:p>0.000437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43806" calcext:value-type="float">
            <text:p>0.0004380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43848" calcext:value-type="float">
            <text:p>0.000438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4389" calcext:value-type="float">
            <text:p>0.0004389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43932" calcext:value-type="float">
            <text:p>0.000439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43974" calcext:value-type="float">
            <text:p>0.0004397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44016" calcext:value-type="float">
            <text:p>0.000440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44058" calcext:value-type="float">
            <text:p>0.000440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441" calcext:value-type="float">
            <text:p>0.00044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44142" calcext:value-type="float">
            <text:p>0.000441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44184" calcext:value-type="float">
            <text:p>0.000441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44226" calcext:value-type="float">
            <text:p>0.000442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44268" calcext:value-type="float">
            <text:p>0.000442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4431" calcext:value-type="float">
            <text:p>0.0004431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44352" calcext:value-type="float">
            <text:p>0.000443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44394" calcext:value-type="float">
            <text:p>0.000443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44436" calcext:value-type="float">
            <text:p>0.000444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44478" calcext:value-type="float">
            <text:p>0.0004447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44562" calcext:value-type="float">
            <text:p>0.000445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44604" calcext:value-type="float">
            <text:p>0.000446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44646" calcext:value-type="float">
            <text:p>0.0004464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44688" calcext:value-type="float">
            <text:p>0.000446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4473" calcext:value-type="float">
            <text:p>0.0004473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44772" calcext:value-type="float">
            <text:p>0.000447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44814" calcext:value-type="float">
            <text:p>0.000448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44856" calcext:value-type="float">
            <text:p>0.00044856</text:p>
          </table:table-cell>
          <table:table-cell office:value-type="float" office:value="-0.466331658" calcext:value-type="float">
            <text:p>-0.466331658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44898" calcext:value-type="float">
            <text:p>0.0004489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4494" calcext:value-type="float">
            <text:p>0.00044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44982" calcext:value-type="float">
            <text:p>0.000449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45024" calcext:value-type="float">
            <text:p>0.0004502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586934673" calcext:value-type="float">
            <text:p>0.586934673</text:p>
          </table:table-cell>
        </table:table-row>
        <table:table-row table:style-name="ro1">
          <table:table-cell office:value-type="float" office:value="0.00045066" calcext:value-type="float">
            <text:p>0.0004506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538693467" calcext:value-type="float">
            <text:p>0.538693467</text:p>
          </table:table-cell>
        </table:table-row>
        <table:table-row table:style-name="ro1">
          <table:table-cell office:value-type="float" office:value="0.00045108" calcext:value-type="float">
            <text:p>0.0004510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506532663" calcext:value-type="float">
            <text:p>0.506532663</text:p>
          </table:table-cell>
        </table:table-row>
        <table:table-row table:style-name="ro1">
          <table:table-cell office:value-type="float" office:value="0.0004515" calcext:value-type="float">
            <text:p>0.0004515</text:p>
          </table:table-cell>
          <table:table-cell table:number-columns-repeated="2" office:value-type="float" office:value="0.466331658" calcext:value-type="float">
            <text:p>0.466331658</text:p>
          </table:table-cell>
        </table:table-row>
        <table:table-row table:style-name="ro1">
          <table:table-cell office:value-type="float" office:value="0.00045192" calcext:value-type="float">
            <text:p>0.0004519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450251256" calcext:value-type="float">
            <text:p>0.450251256</text:p>
          </table:table-cell>
        </table:table-row>
        <table:table-row table:style-name="ro1">
          <table:table-cell office:value-type="float" office:value="0.00045234" calcext:value-type="float">
            <text:p>0.0004523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26130653" calcext:value-type="float">
            <text:p>0.426130653</text:p>
          </table:table-cell>
        </table:table-row>
        <table:table-row table:style-name="ro1">
          <table:table-cell office:value-type="float" office:value="0.00045276" calcext:value-type="float">
            <text:p>0.0004527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410050251" calcext:value-type="float">
            <text:p>0.410050251</text:p>
          </table:table-cell>
        </table:table-row>
        <table:table-row table:style-name="ro1">
          <table:table-cell office:value-type="float" office:value="0.00045318" calcext:value-type="float">
            <text:p>0.0004531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93969849" calcext:value-type="float">
            <text:p>0.393969849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85929648" calcext:value-type="float">
            <text:p>0.385929648</text:p>
          </table:table-cell>
        </table:table-row>
        <table:table-row table:style-name="ro1">
          <table:table-cell office:value-type="float" office:value="0.00045402" calcext:value-type="float">
            <text:p>0.0004540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045444" calcext:value-type="float">
            <text:p>0.0004544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69849246" calcext:value-type="float">
            <text:p>0.369849246</text:p>
          </table:table-cell>
        </table:table-row>
        <table:table-row table:style-name="ro1">
          <table:table-cell office:value-type="float" office:value="0.00045486" calcext:value-type="float">
            <text:p>0.0004548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53768844" calcext:value-type="float">
            <text:p>0.353768844</text:p>
          </table:table-cell>
        </table:table-row>
        <table:table-row table:style-name="ro1">
          <table:table-cell office:value-type="float" office:value="0.00045528" calcext:value-type="float">
            <text:p>0.0004552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45728643" calcext:value-type="float">
            <text:p>0.345728643</text:p>
          </table:table-cell>
        </table:table-row>
        <table:table-row table:style-name="ro1">
          <table:table-cell office:value-type="float" office:value="0.0004557" calcext:value-type="float">
            <text:p>0.0004557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37688442" calcext:value-type="float">
            <text:p>0.337688442</text:p>
          </table:table-cell>
        </table:table-row>
        <table:table-row table:style-name="ro1">
          <table:table-cell office:value-type="float" office:value="0.00045612" calcext:value-type="float">
            <text:p>0.0004561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29648241" calcext:value-type="float">
            <text:p>0.329648241</text:p>
          </table:table-cell>
        </table:table-row>
        <table:table-row table:style-name="ro1">
          <table:table-cell office:value-type="float" office:value="0.00045654" calcext:value-type="float">
            <text:p>0.0004565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45696" calcext:value-type="float">
            <text:p>0.0004569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32160804" calcext:value-type="float">
            <text:p>0.32160804</text:p>
          </table:table-cell>
        </table:table-row>
        <table:table-row table:style-name="ro1">
          <table:table-cell office:value-type="float" office:value="0.00045738" calcext:value-type="float">
            <text:p>0.0004573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4578" calcext:value-type="float">
            <text:p>0.000457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13567839" calcext:value-type="float">
            <text:p>0.313567839</text:p>
          </table:table-cell>
        </table:table-row>
        <table:table-row table:style-name="ro1">
          <table:table-cell office:value-type="float" office:value="0.00045822" calcext:value-type="float">
            <text:p>0.0004582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45864" calcext:value-type="float">
            <text:p>0.0004586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305527638" calcext:value-type="float">
            <text:p>0.305527638</text:p>
          </table:table-cell>
        </table:table-row>
        <table:table-row table:style-name="ro1">
          <table:table-cell office:value-type="float" office:value="0.00045906" calcext:value-type="float">
            <text:p>0.0004590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45948" calcext:value-type="float">
            <text:p>0.0004594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97487437" calcext:value-type="float">
            <text:p>0.297487437</text:p>
          </table:table-cell>
        </table:table-row>
        <table:table-row table:style-name="ro1">
          <table:table-cell office:value-type="float" office:value="0.0004599" calcext:value-type="float">
            <text:p>0.0004599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46032" calcext:value-type="float">
            <text:p>0.0004603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9447236" calcext:value-type="float">
            <text:p>0.289447236</text:p>
          </table:table-cell>
        </table:table-row>
        <table:table-row table:style-name="ro1">
          <table:table-cell office:value-type="float" office:value="0.00046074" calcext:value-type="float">
            <text:p>0.0004607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46116" calcext:value-type="float">
            <text:p>0.0004611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81407035" calcext:value-type="float">
            <text:p>0.281407035</text:p>
          </table:table-cell>
        </table:table-row>
        <table:table-row table:style-name="ro1">
          <table:table-cell office:value-type="float" office:value="0.00046158" calcext:value-type="float">
            <text:p>0.0004615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46242" calcext:value-type="float">
            <text:p>0.00046242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46284" calcext:value-type="float">
            <text:p>0.0004628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46326" calcext:value-type="float">
            <text:p>0.0004632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46368" calcext:value-type="float">
            <text:p>0.0004636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4641" calcext:value-type="float">
            <text:p>0.0004641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46452" calcext:value-type="float">
            <text:p>0.0004645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46494" calcext:value-type="float">
            <text:p>0.0004649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46536" calcext:value-type="float">
            <text:p>0.0004653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46578" calcext:value-type="float">
            <text:p>0.00046578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4662" calcext:value-type="float">
            <text:p>0.000466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46662" calcext:value-type="float">
            <text:p>0.0004666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46704" calcext:value-type="float">
            <text:p>0.00046704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46746" calcext:value-type="float">
            <text:p>0.0004674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46788" calcext:value-type="float">
            <text:p>0.0004678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4683" calcext:value-type="float">
            <text:p>0.0004683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46872" calcext:value-type="float">
            <text:p>0.00046872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46914" calcext:value-type="float">
            <text:p>0.00046914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46956" calcext:value-type="float">
            <text:p>0.00046956</text:p>
          </table:table-cell>
          <table:table-cell office:value-type="float" office:value="0.466331658" calcext:value-type="float">
            <text:p>0.466331658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46998" calcext:value-type="float">
            <text:p>0.00046998</text:p>
          </table:table-cell>
          <table:table-cell office:value-type="float" office:value="0.458291457" calcext:value-type="float">
            <text:p>0.458291457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84924623" calcext:value-type="float">
            <text:p>-0.184924623</text:p>
          </table:table-cell>
        </table:table-row>
        <table:table-row table:style-name="ro1">
          <table:table-cell office:value-type="float" office:value="0.00047082" calcext:value-type="float">
            <text:p>0.000470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68844221" calcext:value-type="float">
            <text:p>-0.168844221</text:p>
          </table:table-cell>
        </table:table-row>
        <table:table-row table:style-name="ro1">
          <table:table-cell office:value-type="float" office:value="0.00047124" calcext:value-type="float">
            <text:p>0.0004712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36683417" calcext:value-type="float">
            <text:p>-0.136683417</text:p>
          </table:table-cell>
        </table:table-row>
        <table:table-row table:style-name="ro1">
          <table:table-cell office:value-type="float" office:value="0.00047166" calcext:value-type="float">
            <text:p>0.0004716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12562814" calcext:value-type="float">
            <text:p>-0.112562814</text:p>
          </table:table-cell>
        </table:table-row>
        <table:table-row table:style-name="ro1">
          <table:table-cell office:value-type="float" office:value="0.00047208" calcext:value-type="float">
            <text:p>0.0004720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64321608" calcext:value-type="float">
            <text:p>-0.064321608</text:p>
          </table:table-cell>
        </table:table-row>
        <table:table-row table:style-name="ro1">
          <table:table-cell office:value-type="float" office:value="0.0004725" calcext:value-type="float">
            <text:p>0.0004725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-0.016080402" calcext:value-type="float">
            <text:p>-0.016080402</text:p>
          </table:table-cell>
        </table:table-row>
        <table:table-row table:style-name="ro1">
          <table:table-cell office:value-type="float" office:value="0.00047292" calcext:value-type="float">
            <text:p>0.00047292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048241206" calcext:value-type="float">
            <text:p>0.048241206</text:p>
          </table:table-cell>
        </table:table-row>
        <table:table-row table:style-name="ro1">
          <table:table-cell office:value-type="float" office:value="0.00047334" calcext:value-type="float">
            <text:p>0.0004733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12562814" calcext:value-type="float">
            <text:p>0.112562814</text:p>
          </table:table-cell>
        </table:table-row>
        <table:table-row table:style-name="ro1">
          <table:table-cell office:value-type="float" office:value="0.00047376" calcext:value-type="float">
            <text:p>0.0004737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6080402" calcext:value-type="float">
            <text:p>0.16080402</text:p>
          </table:table-cell>
        </table:table-row>
        <table:table-row table:style-name="ro1">
          <table:table-cell office:value-type="float" office:value="0.00047418" calcext:value-type="float">
            <text:p>0.0004741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184924623" calcext:value-type="float">
            <text:p>0.184924623</text:p>
          </table:table-cell>
        </table:table-row>
        <table:table-row table:style-name="ro1">
          <table:table-cell office:value-type="float" office:value="0.0004746" calcext:value-type="float">
            <text:p>0.00047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1005025" calcext:value-type="float">
            <text:p>0.201005025</text:p>
          </table:table-cell>
        </table:table-row>
        <table:table-row table:style-name="ro1">
          <table:table-cell office:value-type="float" office:value="0.00047502" calcext:value-type="float">
            <text:p>0.000475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47544" calcext:value-type="float">
            <text:p>0.000475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47586" calcext:value-type="float">
            <text:p>0.000475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47628" calcext:value-type="float">
            <text:p>0.000476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4767" calcext:value-type="float">
            <text:p>0.000476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09045226" calcext:value-type="float">
            <text:p>0.209045226</text:p>
          </table:table-cell>
        </table:table-row>
        <table:table-row table:style-name="ro1">
          <table:table-cell office:value-type="float" office:value="0.00047712" calcext:value-type="float">
            <text:p>0.000477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47754" calcext:value-type="float">
            <text:p>0.0004775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47796" calcext:value-type="float">
            <text:p>0.000477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47838" calcext:value-type="float">
            <text:p>0.0004783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47922" calcext:value-type="float">
            <text:p>0.0004792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17085427" calcext:value-type="float">
            <text:p>0.217085427</text:p>
          </table:table-cell>
        </table:table-row>
        <table:table-row table:style-name="ro1">
          <table:table-cell office:value-type="float" office:value="0.00047964" calcext:value-type="float">
            <text:p>0.0004796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48006" calcext:value-type="float">
            <text:p>0.00048006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48048" calcext:value-type="float">
            <text:p>0.0004804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4809" calcext:value-type="float">
            <text:p>0.0004809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48132" calcext:value-type="float">
            <text:p>0.0004813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48174" calcext:value-type="float">
            <text:p>0.0004817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48216" calcext:value-type="float">
            <text:p>0.0004821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48258" calcext:value-type="float">
            <text:p>0.0004825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483" calcext:value-type="float">
            <text:p>0.00048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48342" calcext:value-type="float">
            <text:p>0.0004834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48384" calcext:value-type="float">
            <text:p>0.0004838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48426" calcext:value-type="float">
            <text:p>0.0004842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25125628" calcext:value-type="float">
            <text:p>0.225125628</text:p>
          </table:table-cell>
        </table:table-row>
        <table:table-row table:style-name="ro1">
          <table:table-cell office:value-type="float" office:value="0.00048468" calcext:value-type="float">
            <text:p>0.0004846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4851" calcext:value-type="float">
            <text:p>0.0004851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48552" calcext:value-type="float">
            <text:p>0.0004855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48594" calcext:value-type="float">
            <text:p>0.0004859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48636" calcext:value-type="float">
            <text:p>0.0004863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33165829" calcext:value-type="float">
            <text:p>0.233165829</text:p>
          </table:table-cell>
        </table:table-row>
        <table:table-row table:style-name="ro1">
          <table:table-cell office:value-type="float" office:value="0.00048678" calcext:value-type="float">
            <text:p>0.0004867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48762" calcext:value-type="float">
            <text:p>0.0004876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48804" calcext:value-type="float">
            <text:p>0.0004880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48846" calcext:value-type="float">
            <text:p>0.0004884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48888" calcext:value-type="float">
            <text:p>0.0004888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4893" calcext:value-type="float">
            <text:p>0.0004893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120603" calcext:value-type="float">
            <text:p>0.24120603</text:p>
          </table:table-cell>
        </table:table-row>
        <table:table-row table:style-name="ro1">
          <table:table-cell office:value-type="float" office:value="0.00048972" calcext:value-type="float">
            <text:p>0.0004897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49014" calcext:value-type="float">
            <text:p>0.000490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49056" calcext:value-type="float">
            <text:p>0.000490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49098" calcext:value-type="float">
            <text:p>0.00049098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4914" calcext:value-type="float">
            <text:p>0.000491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49182" calcext:value-type="float">
            <text:p>0.0004918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49246231" calcext:value-type="float">
            <text:p>0.249246231</text:p>
          </table:table-cell>
        </table:table-row>
        <table:table-row table:style-name="ro1">
          <table:table-cell office:value-type="float" office:value="0.00049224" calcext:value-type="float">
            <text:p>0.0004922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49266" calcext:value-type="float">
            <text:p>0.0004926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49308" calcext:value-type="float">
            <text:p>0.0004930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4935" calcext:value-type="float">
            <text:p>0.0004935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49392" calcext:value-type="float">
            <text:p>0.0004939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49434" calcext:value-type="float">
            <text:p>0.0004943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49476" calcext:value-type="float">
            <text:p>0.0004947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49518" calcext:value-type="float">
            <text:p>0.0004951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49602" calcext:value-type="float">
            <text:p>0.0004960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49644" calcext:value-type="float">
            <text:p>0.00049644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49686" calcext:value-type="float">
            <text:p>0.0004968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57286432" calcext:value-type="float">
            <text:p>0.257286432</text:p>
          </table:table-cell>
        </table:table-row>
        <table:table-row table:style-name="ro1">
          <table:table-cell office:value-type="float" office:value="0.00049728" calcext:value-type="float">
            <text:p>0.0004972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4977" calcext:value-type="float">
            <text:p>0.0004977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49812" calcext:value-type="float">
            <text:p>0.00049812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49854" calcext:value-type="float">
            <text:p>0.00049854</text:p>
          </table:table-cell>
          <table:table-cell office:value-type="float" office:value="-0.48241206" calcext:value-type="float">
            <text:p>-0.48241206</text:p>
          </table:table-cell>
          <table:table-cell office:value-type="float" office:value="0.265326633" calcext:value-type="float">
            <text:p>0.265326633</text:p>
          </table:table-cell>
        </table:table-row>
        <table:table-row table:style-name="ro1">
          <table:table-cell office:value-type="float" office:value="0.00049896" calcext:value-type="float">
            <text:p>0.00049896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73366834" calcext:value-type="float">
            <text:p>0.273366834</text:p>
          </table:table-cell>
        </table:table-row>
        <table:table-row table:style-name="ro1">
          <table:table-cell office:value-type="float" office:value="0.00049938" calcext:value-type="float">
            <text:p>0.00049938</text:p>
          </table:table-cell>
          <table:table-cell office:value-type="float" office:value="-0.474371859" calcext:value-type="float">
            <text:p>-0.474371859</text:p>
          </table:table-cell>
          <table:table-cell office:value-type="float" office:value="0.265326633" calcext:value-type="float">
            <text:p>0.265326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2:08:55.647822266</dc:date>
    <meta:editing-duration>PT1M40S</meta:editing-duration>
    <meta:editing-cycles>1</meta:editing-cycles>
    <meta:document-statistic meta:table-count="1" meta:cell-count="35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51cm" svg:height="15.759cm" xlink:href=".." xlink:type="simple" chart:class="chart:scatter" chart:style-name="ch1">
        <chart:title svg:x="8.519cm" svg:y="0.451cm" chart:style-name="ch2">
          <text:p>First Order OP Amp Circuit</text:p>
        </chart:title>
        <chart:legend chart:legend-position="end" svg:x="20.519cm" svg:y="7.331cm" style:legend-expansion="high" chart:style-name="ch3"/>
        <chart:plot-area chart:style-name="ch4" table:cell-range-address="opAmp20Duty10Khz.A1:opAmp20Duty10Khz.C1191" chart:data-source-has-labels="row" svg:x="1.462cm" svg:y="1.545cm" svg:width="18.606cm" svg:height="12.918cm">
          <chartooo:coordinate-region svg:x="2.295cm" svg:y="1.744cm" svg:width="17.255cm" svg:height="12.52cm"/>
          <chart:axis chart:dimension="x" chart:name="primary-x" chart:style-name="ch5">
            <chart:title svg:x="10.139cm" svg:y="14.778cm" chart:style-name="ch6">
              <text:p>Time (s)</text:p>
            </chart:title>
          </chart:axis>
          <chart:axis chart:dimension="y" chart:name="primary-y" chart:style-name="ch5">
            <chart:title svg:x="0.451cm" svg:y="8.855cm" chart:style-name="ch7">
              <text:p>Voltage (V)</text:p>
            </chart:title>
            <chart:grid chart:style-name="ch8" chart:class="major"/>
          </chart:axis>
          <chart:series chart:style-name="ch9" chart:values-cell-range-address="opAmp20Duty10Khz.B2:opAmp20Duty10Khz.B1191" chart:label-cell-address="opAmp20Duty10Khz.B1:opAmp20Duty10Khz.B1" chart:class="chart:scatter">
            <chart:domain table:cell-range-address="opAmp20Duty10Khz.A2:opAmp20Duty10Khz.A1191"/>
            <chart:data-point chart:repeated="1190"/>
          </chart:series>
          <chart:series chart:style-name="ch10" chart:values-cell-range-address="opAmp20Duty10Khz.C2:opAmp20Duty10Khz.C1191" chart:label-cell-address="opAmp20Duty10Khz.C1:opAmp20Duty10Khz.C1" chart:class="chart:scatter">
            <chart:data-point chart:repeated="11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n</text:p>
                <draw:g>
                  <svg:desc>opAmp20Duty10Khz.B1:opAmp20Duty10Khz.B1</svg:desc>
                </draw:g>
              </table:table-cell>
              <table:table-cell office:value-type="string">
                <text:p>Vout</text:p>
                <draw:g>
                  <svg:desc>opAmp20Duty10Khz.C1:opAmp20Duty10Khz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pAmp20Duty10Khz.A2:opAmp20Duty10Khz.A1191</svg:desc>
                </draw:g>
              </table:table-cell>
              <table:table-cell office:value-type="float" office:value="-0.474371859">
                <text:p>-0.474371859</text:p>
                <draw:g>
                  <svg:desc>opAmp20Duty10Khz.B2:opAmp20Duty10Khz.B1191</svg:desc>
                </draw:g>
              </table:table-cell>
              <table:table-cell office:value-type="float" office:value="0.273366834">
                <text:p>0.273366834</text:p>
                <draw:g>
                  <svg:desc>opAmp20Duty10Khz.C2:opAmp20Duty10Khz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42">
                <text:p>0.000000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84">
                <text:p>0.0000008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26">
                <text:p>0.000001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168">
                <text:p>0.00000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21">
                <text:p>0.000002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252">
                <text:p>0.000002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294">
                <text:p>0.000002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336">
                <text:p>0.00000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378">
                <text:p>0.0000037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42">
                <text:p>0.00000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462">
                <text:p>0.000004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504">
                <text:p>0.00000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546">
                <text:p>0.0000054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588">
                <text:p>0.000005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3">
                <text:p>0.000006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672">
                <text:p>0.000006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714">
                <text:p>0.000007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756">
                <text:p>0.000007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798">
                <text:p>0.0000079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84">
                <text:p>0.00000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882">
                <text:p>0.000008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924">
                <text:p>0.000009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966">
                <text:p>0.000009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1008">
                <text:p>0.000010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105">
                <text:p>0.000010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1092">
                <text:p>0.000010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1134">
                <text:p>0.000011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1176">
                <text:p>0.00001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1218">
                <text:p>0.0000121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126">
                <text:p>0.00001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1302">
                <text:p>0.000013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1344">
                <text:p>0.00001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1386">
                <text:p>0.000013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1428">
                <text:p>0.000014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147">
                <text:p>0.000014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1512">
                <text:p>0.00001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1554">
                <text:p>0.000015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1596">
                <text:p>0.000015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1638">
                <text:p>0.000016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168">
                <text:p>0.0000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1722">
                <text:p>0.000017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1764">
                <text:p>0.000017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1806">
                <text:p>0.000018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1848">
                <text:p>0.00001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189">
                <text:p>0.000018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932">
                <text:p>0.000019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1974">
                <text:p>0.000019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2016">
                <text:p>0.000020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2058">
                <text:p>0.0000205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21">
                <text:p>0.00002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2142">
                <text:p>0.000021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2184">
                <text:p>0.00002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2226">
                <text:p>0.0000222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2268">
                <text:p>0.000022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231">
                <text:p>0.000023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2352">
                <text:p>0.000023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2394">
                <text:p>0.000023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2436">
                <text:p>0.000024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2478">
                <text:p>0.000024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252">
                <text:p>0.00002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2562">
                <text:p>0.000025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2604">
                <text:p>0.000026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2646">
                <text:p>0.0000264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2688">
                <text:p>0.00002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273">
                <text:p>0.000027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2772">
                <text:p>0.000027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2814">
                <text:p>0.000028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2856">
                <text:p>0.00002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2898">
                <text:p>0.000028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294">
                <text:p>0.00002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2982">
                <text:p>0.000029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3024">
                <text:p>0.00003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3066">
                <text:p>0.0000306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3108">
                <text:p>0.000031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315">
                <text:p>0.000031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3192">
                <text:p>0.000031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3234">
                <text:p>0.000032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3276">
                <text:p>0.000032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3318">
                <text:p>0.000033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336">
                <text:p>0.0000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3402">
                <text:p>0.000034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3444">
                <text:p>0.000034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3486">
                <text:p>0.000034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3528">
                <text:p>0.00003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357">
                <text:p>0.000035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3612">
                <text:p>0.0000361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3654">
                <text:p>0.000036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3696">
                <text:p>0.00003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3738">
                <text:p>0.0000373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378">
                <text:p>0.00003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3822">
                <text:p>0.000038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3864">
                <text:p>0.00003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3906">
                <text:p>0.0000390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3948">
                <text:p>0.000039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399">
                <text:p>0.000039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4032">
                <text:p>0.00004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4074">
                <text:p>0.000040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4116">
                <text:p>0.000041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4158">
                <text:p>0.000041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42">
                <text:p>0.0000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4242">
                <text:p>0.000042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4284">
                <text:p>0.000042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4326">
                <text:p>0.000043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4368">
                <text:p>0.00004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441">
                <text:p>0.000044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4452">
                <text:p>0.000044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4494">
                <text:p>0.000044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4536">
                <text:p>0.000045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4578">
                <text:p>0.0000457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462">
                <text:p>0.00004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4662">
                <text:p>0.000046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4704">
                <text:p>0.000047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4746">
                <text:p>0.0000474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4788">
                <text:p>0.000047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483">
                <text:p>0.000048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4872">
                <text:p>0.00004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4914">
                <text:p>0.0000491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4956">
                <text:p>0.000049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4998">
                <text:p>0.0000499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504">
                <text:p>0.00005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78894472">
                <text:p>0.5788944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5082">
                <text:p>0.0000508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522613065">
                <text:p>0.5226130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5124">
                <text:p>0.000051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5166">
                <text:p>0.0000516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5208">
                <text:p>0.0000520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525">
                <text:p>0.0000525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5292">
                <text:p>0.000052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0201005">
                <text:p>0.402010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5334">
                <text:p>0.0000533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5376">
                <text:p>0.0000537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5418">
                <text:p>0.0000541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546">
                <text:p>0.000054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5502">
                <text:p>0.0000550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5544">
                <text:p>0.0000554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5586">
                <text:p>0.0000558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5628">
                <text:p>0.000056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567">
                <text:p>0.0000567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5712">
                <text:p>0.0000571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5754">
                <text:p>0.0000575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5796">
                <text:p>0.0000579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5838">
                <text:p>0.0000583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588">
                <text:p>0.00005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5922">
                <text:p>0.0000592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5964">
                <text:p>0.000059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6006">
                <text:p>0.0000600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6048">
                <text:p>0.0000604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609">
                <text:p>0.0000609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6132">
                <text:p>0.000061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6174">
                <text:p>0.0000617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6216">
                <text:p>0.0000621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6258">
                <text:p>0.0000625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63">
                <text:p>0.000063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6342">
                <text:p>0.0000634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6384">
                <text:p>0.0000638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6426">
                <text:p>0.0000642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6468">
                <text:p>0.0000646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651">
                <text:p>0.0000651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6552">
                <text:p>0.0000655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6594">
                <text:p>0.0000659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6636">
                <text:p>0.0000663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6678">
                <text:p>0.0000667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672">
                <text:p>0.000067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6762">
                <text:p>0.0000676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6804">
                <text:p>0.0000680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6846">
                <text:p>0.0000684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6888">
                <text:p>0.0000688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693">
                <text:p>0.0000693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6972">
                <text:p>0.0000697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7014">
                <text:p>0.00007014</text:p>
              </table:table-cell>
              <table:table-cell office:value-type="float" office:value="-0.176884422">
                <text:p>-0.176884422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7056">
                <text:p>0.0000705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7098">
                <text:p>0.000070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714">
                <text:p>0.000071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28643216">
                <text:p>-0.128643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7182">
                <text:p>0.0000718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88442211">
                <text:p>-0.0884422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7224">
                <text:p>0.0000722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0201005">
                <text:p>-0.0402010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7266">
                <text:p>0.0000726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7308">
                <text:p>0.0000730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735">
                <text:p>0.000073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36683417">
                <text:p>0.1366834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7392">
                <text:p>0.000073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7434">
                <text:p>0.000074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84924623">
                <text:p>0.1849246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7476">
                <text:p>0.000074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7518">
                <text:p>0.000075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756">
                <text:p>0.00007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7602">
                <text:p>0.0000760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7644">
                <text:p>0.000076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7686">
                <text:p>0.000076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7728">
                <text:p>0.00007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777">
                <text:p>0.000077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7812">
                <text:p>0.000078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7854">
                <text:p>0.000078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7896">
                <text:p>0.000078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7938">
                <text:p>0.000079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798">
                <text:p>0.00007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8022">
                <text:p>0.000080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8064">
                <text:p>0.000080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8106">
                <text:p>0.000081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8148">
                <text:p>0.000081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819">
                <text:p>0.000081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8232">
                <text:p>0.000082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8274">
                <text:p>0.000082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8316">
                <text:p>0.000083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8358">
                <text:p>0.000083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84">
                <text:p>0.0000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8442">
                <text:p>0.000084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8484">
                <text:p>0.000084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8526">
                <text:p>0.000085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8568">
                <text:p>0.00008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861">
                <text:p>0.000086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8652">
                <text:p>0.000086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8694">
                <text:p>0.000086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8736">
                <text:p>0.000087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8778">
                <text:p>0.000087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882">
                <text:p>0.00008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8862">
                <text:p>0.000088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8904">
                <text:p>0.00008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8946">
                <text:p>0.000089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8988">
                <text:p>0.000089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903">
                <text:p>0.000090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9072">
                <text:p>0.0000907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9114">
                <text:p>0.000091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9156">
                <text:p>0.000091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9198">
                <text:p>0.000091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924">
                <text:p>0.00009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9282">
                <text:p>0.000092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9324">
                <text:p>0.000093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9366">
                <text:p>0.000093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9408">
                <text:p>0.000094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945">
                <text:p>0.000094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9492">
                <text:p>0.000094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9534">
                <text:p>0.0000953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9576">
                <text:p>0.000095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9618">
                <text:p>0.0000961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966">
                <text:p>0.00009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9702">
                <text:p>0.0000970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9744">
                <text:p>0.00009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9786">
                <text:p>0.000097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9828">
                <text:p>0.000098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987">
                <text:p>0.000098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9912">
                <text:p>0.000099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9954">
                <text:p>0.0000995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9996">
                <text:p>0.000099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10038">
                <text:p>0.0001003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1008">
                <text:p>0.00010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10122">
                <text:p>0.0001012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10164">
                <text:p>0.000101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10206">
                <text:p>0.000102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10248">
                <text:p>0.000102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1029">
                <text:p>0.0001029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10332">
                <text:p>0.0001033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10374">
                <text:p>0.000103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10416">
                <text:p>0.000104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10458">
                <text:p>0.000104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105">
                <text:p>0.00010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10542">
                <text:p>0.0001054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10584">
                <text:p>0.0001058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10626">
                <text:p>0.000106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10668">
                <text:p>0.000106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1071">
                <text:p>0.000107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10752">
                <text:p>0.00010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10794">
                <text:p>0.000107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10836">
                <text:p>0.000108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10878">
                <text:p>0.0001087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1092">
                <text:p>0.00010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10962">
                <text:p>0.000109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11004">
                <text:p>0.000110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11046">
                <text:p>0.000110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11088">
                <text:p>0.000110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1113">
                <text:p>0.000111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11172">
                <text:p>0.0001117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11214">
                <text:p>0.000112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11256">
                <text:p>0.0001125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11298">
                <text:p>0.000112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1134">
                <text:p>0.00011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11382">
                <text:p>0.0001138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11424">
                <text:p>0.00011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11466">
                <text:p>0.000114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11508">
                <text:p>0.000115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1155">
                <text:p>0.000115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11592">
                <text:p>0.000115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11634">
                <text:p>0.000116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11676">
                <text:p>0.000116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11718">
                <text:p>0.000117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1176">
                <text:p>0.0001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11802">
                <text:p>0.0001180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11844">
                <text:p>0.000118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11886">
                <text:p>0.000118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11928">
                <text:p>0.00011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1197">
                <text:p>0.0001197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12012">
                <text:p>0.000120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12054">
                <text:p>0.0001205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12096">
                <text:p>0.000120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12138">
                <text:p>0.000121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1218">
                <text:p>0.00012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12222">
                <text:p>0.000122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12264">
                <text:p>0.000122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12306">
                <text:p>0.0001230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12348">
                <text:p>0.000123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1239">
                <text:p>0.000123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12432">
                <text:p>0.000124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12474">
                <text:p>0.000124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12516">
                <text:p>0.000125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12558">
                <text:p>0.000125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126">
                <text:p>0.0001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12642">
                <text:p>0.0001264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12684">
                <text:p>0.000126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12726">
                <text:p>0.000127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12768">
                <text:p>0.000127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1281">
                <text:p>0.000128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12852">
                <text:p>0.000128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12894">
                <text:p>0.000128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12936">
                <text:p>0.000129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12978">
                <text:p>0.000129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1302">
                <text:p>0.00013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13062">
                <text:p>0.0001306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13104">
                <text:p>0.00013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13146">
                <text:p>0.000131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13188">
                <text:p>0.000131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1323">
                <text:p>0.000132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13272">
                <text:p>0.000132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13314">
                <text:p>0.000133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13356">
                <text:p>0.000133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13398">
                <text:p>0.000133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1344">
                <text:p>0.0001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13482">
                <text:p>0.0001348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13524">
                <text:p>0.000135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13566">
                <text:p>0.000135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13608">
                <text:p>0.000136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1365">
                <text:p>0.0001365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13692">
                <text:p>0.000136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13734">
                <text:p>0.000137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13776">
                <text:p>0.000137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13818">
                <text:p>0.000138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1386">
                <text:p>0.00013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13902">
                <text:p>0.000139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13944">
                <text:p>0.000139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13986">
                <text:p>0.000139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14028">
                <text:p>0.000140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1407">
                <text:p>0.000140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14112">
                <text:p>0.000141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14154">
                <text:p>0.000141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14196">
                <text:p>0.000141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14238">
                <text:p>0.000142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1428">
                <text:p>0.00014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14322">
                <text:p>0.000143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14364">
                <text:p>0.000143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14406">
                <text:p>0.0001440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14448">
                <text:p>0.000144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1449">
                <text:p>0.000144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14532">
                <text:p>0.000145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14574">
                <text:p>0.000145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14616">
                <text:p>0.000146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14658">
                <text:p>0.000146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147">
                <text:p>0.00014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14742">
                <text:p>0.000147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14784">
                <text:p>0.000147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14826">
                <text:p>0.000148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14868">
                <text:p>0.000148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1491">
                <text:p>0.000149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14952">
                <text:p>0.000149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14994">
                <text:p>0.000149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15036">
                <text:p>0.000150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78894472">
                <text:p>0.5788944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15078">
                <text:p>0.0001507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530653266">
                <text:p>0.5306532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1512">
                <text:p>0.00015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15162">
                <text:p>0.0001516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15204">
                <text:p>0.000152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15246">
                <text:p>0.0001524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15288">
                <text:p>0.000152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1533">
                <text:p>0.0001533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15372">
                <text:p>0.0001537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15414">
                <text:p>0.0001541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15456">
                <text:p>0.000154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15498">
                <text:p>0.0001549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1554">
                <text:p>0.000155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15582">
                <text:p>0.0001558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15624">
                <text:p>0.000156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15666">
                <text:p>0.0001566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15708">
                <text:p>0.000157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1575">
                <text:p>0.0001575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15792">
                <text:p>0.0001579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15834">
                <text:p>0.0001583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15876">
                <text:p>0.000158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15918">
                <text:p>0.0001591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1596">
                <text:p>0.00015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16002">
                <text:p>0.0001600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16044">
                <text:p>0.000160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16086">
                <text:p>0.0001608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16128">
                <text:p>0.0001612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1617">
                <text:p>0.0001617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16212">
                <text:p>0.000162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16254">
                <text:p>0.0001625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16296">
                <text:p>0.0001629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16338">
                <text:p>0.0001633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1638">
                <text:p>0.000163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16422">
                <text:p>0.0001642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16464">
                <text:p>0.000164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16506">
                <text:p>0.00016506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16548">
                <text:p>0.000165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1659">
                <text:p>0.0001659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16632">
                <text:p>0.0001663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16674">
                <text:p>0.0001667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16716">
                <text:p>0.000167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16758">
                <text:p>0.0001675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168">
                <text:p>0.0001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16842">
                <text:p>0.0001684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16884">
                <text:p>0.000168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16926">
                <text:p>0.0001692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16968">
                <text:p>0.000169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1701">
                <text:p>0.0001701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17052">
                <text:p>0.000170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17094">
                <text:p>0.000170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17136">
                <text:p>0.000171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8643216">
                <text:p>-0.1286432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17178">
                <text:p>0.0001717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96482412">
                <text:p>-0.0964824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1722">
                <text:p>0.000172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48241206">
                <text:p>-0.0482412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17262">
                <text:p>0.0001726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008040201">
                <text:p>0.0080402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17304">
                <text:p>0.0001730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72361809">
                <text:p>0.0723618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17346">
                <text:p>0.0001734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28643216">
                <text:p>0.1286432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17388">
                <text:p>0.0001738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76884422">
                <text:p>0.1768844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1743">
                <text:p>0.000174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17472">
                <text:p>0.0001747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17514">
                <text:p>0.000175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17556">
                <text:p>0.000175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17598">
                <text:p>0.0001759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1764">
                <text:p>0.00017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17682">
                <text:p>0.000176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17724">
                <text:p>0.000177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17766">
                <text:p>0.000177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17808">
                <text:p>0.000178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1785">
                <text:p>0.000178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17892">
                <text:p>0.000178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17934">
                <text:p>0.000179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17976">
                <text:p>0.000179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18018">
                <text:p>0.0001801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1806">
                <text:p>0.00018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18102">
                <text:p>0.000181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18144">
                <text:p>0.000181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18186">
                <text:p>0.000181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18228">
                <text:p>0.000182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1827">
                <text:p>0.000182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18312">
                <text:p>0.000183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18354">
                <text:p>0.000183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18396">
                <text:p>0.000183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18438">
                <text:p>0.000184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1848">
                <text:p>0.0001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18522">
                <text:p>0.000185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18564">
                <text:p>0.000185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18606">
                <text:p>0.000186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18648">
                <text:p>0.0001864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1869">
                <text:p>0.000186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18732">
                <text:p>0.000187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18774">
                <text:p>0.000187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18816">
                <text:p>0.000188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18858">
                <text:p>0.000188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189">
                <text:p>0.00018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18942">
                <text:p>0.0001894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18984">
                <text:p>0.000189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19026">
                <text:p>0.0001902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19068">
                <text:p>0.000190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1911">
                <text:p>0.000191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19152">
                <text:p>0.000191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19194">
                <text:p>0.000191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19236">
                <text:p>0.000192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19278">
                <text:p>0.000192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1932">
                <text:p>0.00019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19362">
                <text:p>0.0001936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19404">
                <text:p>0.000194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19446">
                <text:p>0.0001944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19488">
                <text:p>0.000194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1953">
                <text:p>0.000195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19572">
                <text:p>0.000195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19614">
                <text:p>0.0001961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19656">
                <text:p>0.000196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19698">
                <text:p>0.0001969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1974">
                <text:p>0.00019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19782">
                <text:p>0.000197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19824">
                <text:p>0.000198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19866">
                <text:p>0.000198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19908">
                <text:p>0.000199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1995">
                <text:p>0.000199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19992">
                <text:p>0.000199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20034">
                <text:p>0.000200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20076">
                <text:p>0.000200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20118">
                <text:p>0.000201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2016">
                <text:p>0.00020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20202">
                <text:p>0.000202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20244">
                <text:p>0.0002024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20286">
                <text:p>0.000202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20328">
                <text:p>0.000203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2037">
                <text:p>0.000203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20412">
                <text:p>0.000204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20454">
                <text:p>0.000204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20496">
                <text:p>0.000204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20538">
                <text:p>0.0002053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2058">
                <text:p>0.00020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20622">
                <text:p>0.000206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20664">
                <text:p>0.000206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20706">
                <text:p>0.0002070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20748">
                <text:p>0.000207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2079">
                <text:p>0.000207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20832">
                <text:p>0.000208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20874">
                <text:p>0.000208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20916">
                <text:p>0.000209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20958">
                <text:p>0.000209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21">
                <text:p>0.0002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21042">
                <text:p>0.000210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21084">
                <text:p>0.000210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21126">
                <text:p>0.000211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21168">
                <text:p>0.00021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2121">
                <text:p>0.000212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21252">
                <text:p>0.000212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21294">
                <text:p>0.000212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21336">
                <text:p>0.00021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21378">
                <text:p>0.000213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2142">
                <text:p>0.00021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21462">
                <text:p>0.000214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21504">
                <text:p>0.00021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21546">
                <text:p>0.0002154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21588">
                <text:p>0.000215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2163">
                <text:p>0.000216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21672">
                <text:p>0.00021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21714">
                <text:p>0.000217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21756">
                <text:p>0.000217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21798">
                <text:p>0.0002179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2184">
                <text:p>0.0002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21882">
                <text:p>0.000218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21924">
                <text:p>0.000219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21966">
                <text:p>0.000219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22008">
                <text:p>0.000220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2205">
                <text:p>0.0002205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22092">
                <text:p>0.000220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22134">
                <text:p>0.000221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22176">
                <text:p>0.00022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22218">
                <text:p>0.0002221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2226">
                <text:p>0.00022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22302">
                <text:p>0.000223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22344">
                <text:p>0.00022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22386">
                <text:p>0.000223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22428">
                <text:p>0.000224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2247">
                <text:p>0.000224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22512">
                <text:p>0.00022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22554">
                <text:p>0.000225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22596">
                <text:p>0.000225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22638">
                <text:p>0.000226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2268">
                <text:p>0.00022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22722">
                <text:p>0.000227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22764">
                <text:p>0.000227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22806">
                <text:p>0.0002280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22848">
                <text:p>0.00022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2289">
                <text:p>0.000228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22932">
                <text:p>0.000229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22974">
                <text:p>0.000229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23016">
                <text:p>0.000230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23058">
                <text:p>0.000230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231">
                <text:p>0.00023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23142">
                <text:p>0.0002314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23184">
                <text:p>0.00023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23226">
                <text:p>0.000232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23268">
                <text:p>0.000232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2331">
                <text:p>0.000233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23352">
                <text:p>0.000233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23394">
                <text:p>0.000233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23436">
                <text:p>0.000234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23478">
                <text:p>0.000234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2352">
                <text:p>0.00023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23562">
                <text:p>0.000235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23604">
                <text:p>0.000236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23646">
                <text:p>0.000236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23688">
                <text:p>0.00023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2373">
                <text:p>0.000237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23772">
                <text:p>0.000237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23814">
                <text:p>0.000238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23856">
                <text:p>0.00023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23898">
                <text:p>0.000238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2394">
                <text:p>0.00023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23982">
                <text:p>0.000239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24024">
                <text:p>0.00024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24066">
                <text:p>0.0002406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24108">
                <text:p>0.000241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2415">
                <text:p>0.000241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24192">
                <text:p>0.000241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24234">
                <text:p>0.000242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24276">
                <text:p>0.0002427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24318">
                <text:p>0.000243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2436">
                <text:p>0.00024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24402">
                <text:p>0.000244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24444">
                <text:p>0.000244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24486">
                <text:p>0.0002448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24528">
                <text:p>0.000245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2457">
                <text:p>0.000245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24612">
                <text:p>0.000246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24654">
                <text:p>0.000246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24696">
                <text:p>0.000246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24738">
                <text:p>0.0002473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2478">
                <text:p>0.00024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24822">
                <text:p>0.000248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24864">
                <text:p>0.00024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24906">
                <text:p>0.0002490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24948">
                <text:p>0.000249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2499">
                <text:p>0.0002499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25032">
                <text:p>0.000250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578894472">
                <text:p>0.57889447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25074">
                <text:p>0.0002507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530653266">
                <text:p>0.5306532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25116">
                <text:p>0.000251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25158">
                <text:p>0.0002515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58291457">
                <text:p>0.45829145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252">
                <text:p>0.0002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42211055">
                <text:p>0.4422110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25242">
                <text:p>0.0002524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18090452">
                <text:p>0.41809045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25284">
                <text:p>0.000252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25326">
                <text:p>0.0002532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25368">
                <text:p>0.000253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2541">
                <text:p>0.0002541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25452">
                <text:p>0.0002545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25494">
                <text:p>0.0002549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25536">
                <text:p>0.0002553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25578">
                <text:p>0.0002557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2562">
                <text:p>0.000256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25662">
                <text:p>0.0002566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25704">
                <text:p>0.000257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25746">
                <text:p>0.0002574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25788">
                <text:p>0.0002578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2583">
                <text:p>0.0002583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25872">
                <text:p>0.0002587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25914">
                <text:p>0.00025914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25956">
                <text:p>0.0002595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25998">
                <text:p>0.0002599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2604">
                <text:p>0.00026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26082">
                <text:p>0.0002608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26124">
                <text:p>0.0002612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26166">
                <text:p>0.0002616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26208">
                <text:p>0.000262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2625">
                <text:p>0.0002625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26292">
                <text:p>0.0002629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26334">
                <text:p>0.0002633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26376">
                <text:p>0.0002637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26418">
                <text:p>0.0002641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2646">
                <text:p>0.000264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26502">
                <text:p>0.0002650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26544">
                <text:p>0.0002654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26586">
                <text:p>0.0002658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26628">
                <text:p>0.0002662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2667">
                <text:p>0.0002667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26712">
                <text:p>0.000267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26754">
                <text:p>0.0002675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26796">
                <text:p>0.0002679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26838">
                <text:p>0.0002683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2688">
                <text:p>0.00026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26922">
                <text:p>0.0002692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26964">
                <text:p>0.000269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27006">
                <text:p>0.0002700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27048">
                <text:p>0.000270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92964824">
                <text:p>-0.19296482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2709">
                <text:p>0.0002709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6080402">
                <text:p>-0.160804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27132">
                <text:p>0.0002713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28643216">
                <text:p>-0.1286432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27174">
                <text:p>0.0002717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96482412">
                <text:p>-0.0964824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27216">
                <text:p>0.0002721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56281407">
                <text:p>-0.0562814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27258">
                <text:p>0.0002725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273">
                <text:p>0.00027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27342">
                <text:p>0.0002734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20603015">
                <text:p>0.1206030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27384">
                <text:p>0.00027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27426">
                <text:p>0.0002742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27468">
                <text:p>0.000274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2751">
                <text:p>0.000275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27552">
                <text:p>0.000275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27594">
                <text:p>0.000275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27636">
                <text:p>0.000276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27678">
                <text:p>0.000276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2772">
                <text:p>0.00027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27762">
                <text:p>0.0002776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27804">
                <text:p>0.000278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27846">
                <text:p>0.000278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27888">
                <text:p>0.000278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2793">
                <text:p>0.000279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27972">
                <text:p>0.000279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28014">
                <text:p>0.000280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28056">
                <text:p>0.000280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28098">
                <text:p>0.0002809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2814">
                <text:p>0.00028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28182">
                <text:p>0.000281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28224">
                <text:p>0.000282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28266">
                <text:p>0.000282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28308">
                <text:p>0.000283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2835">
                <text:p>0.000283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28392">
                <text:p>0.000283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28434">
                <text:p>0.000284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28476">
                <text:p>0.000284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28518">
                <text:p>0.000285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2856">
                <text:p>0.00028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28602">
                <text:p>0.000286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28644">
                <text:p>0.000286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28686">
                <text:p>0.000286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28728">
                <text:p>0.00028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2877">
                <text:p>0.000287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28812">
                <text:p>0.000288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28854">
                <text:p>0.000288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28896">
                <text:p>0.0002889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28938">
                <text:p>0.000289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2898">
                <text:p>0.00028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29022">
                <text:p>0.000290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29064">
                <text:p>0.000290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29106">
                <text:p>0.000291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29148">
                <text:p>0.0002914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2919">
                <text:p>0.000291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29232">
                <text:p>0.000292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29274">
                <text:p>0.000292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29316">
                <text:p>0.000293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29358">
                <text:p>0.000293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294">
                <text:p>0.0002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29442">
                <text:p>0.000294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29484">
                <text:p>0.000294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29526">
                <text:p>0.000295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29568">
                <text:p>0.000295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2961">
                <text:p>0.000296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29652">
                <text:p>0.00029652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29694">
                <text:p>0.000296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29736">
                <text:p>0.000297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29778">
                <text:p>0.000297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2982">
                <text:p>0.00029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29862">
                <text:p>0.0002986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29904">
                <text:p>0.000299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29946">
                <text:p>0.000299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29988">
                <text:p>0.000299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3003">
                <text:p>0.000300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30072">
                <text:p>0.000300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30114">
                <text:p>0.000301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30156">
                <text:p>0.000301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30198">
                <text:p>0.000301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3024">
                <text:p>0.00030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30282">
                <text:p>0.000302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30324">
                <text:p>0.0003032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30366">
                <text:p>0.0003036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30408">
                <text:p>0.000304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3045">
                <text:p>0.000304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30492">
                <text:p>0.000304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30534">
                <text:p>0.000305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30576">
                <text:p>0.000305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30618">
                <text:p>0.000306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3066">
                <text:p>0.00030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30702">
                <text:p>0.000307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30744">
                <text:p>0.000307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30786">
                <text:p>0.000307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30828">
                <text:p>0.000308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3087">
                <text:p>0.0003087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30912">
                <text:p>0.000309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30954">
                <text:p>0.000309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30996">
                <text:p>0.000309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31038">
                <text:p>0.000310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3108">
                <text:p>0.00031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31122">
                <text:p>0.000311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31164">
                <text:p>0.000311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31206">
                <text:p>0.000312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31248">
                <text:p>0.000312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3129">
                <text:p>0.0003129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31332">
                <text:p>0.000313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31374">
                <text:p>0.000313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31416">
                <text:p>0.000314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31458">
                <text:p>0.000314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315">
                <text:p>0.00031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31542">
                <text:p>0.000315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31584">
                <text:p>0.000315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31626">
                <text:p>0.000316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31668">
                <text:p>0.000316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3171">
                <text:p>0.000317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31752">
                <text:p>0.000317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31794">
                <text:p>0.000317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31836">
                <text:p>0.000318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31878">
                <text:p>0.0003187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3192">
                <text:p>0.00031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31962">
                <text:p>0.0003196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32004">
                <text:p>0.000320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32046">
                <text:p>0.000320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32088">
                <text:p>0.000320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3213">
                <text:p>0.000321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32172">
                <text:p>0.000321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32214">
                <text:p>0.0003221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32256">
                <text:p>0.000322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32298">
                <text:p>0.0003229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3234">
                <text:p>0.00032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32382">
                <text:p>0.000323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32424">
                <text:p>0.000324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32466">
                <text:p>0.0003246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32508">
                <text:p>0.000325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3255">
                <text:p>0.000325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32592">
                <text:p>0.000325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32634">
                <text:p>0.000326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32676">
                <text:p>0.000326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32718">
                <text:p>0.000327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3276">
                <text:p>0.00032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32802">
                <text:p>0.0003280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32844">
                <text:p>0.000328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32886">
                <text:p>0.000328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32928">
                <text:p>0.000329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3297">
                <text:p>0.0003297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33012">
                <text:p>0.000330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33054">
                <text:p>0.0003305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33096">
                <text:p>0.000330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33138">
                <text:p>0.0003313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3318">
                <text:p>0.00033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33222">
                <text:p>0.000332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33264">
                <text:p>0.000332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33306">
                <text:p>0.000333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33348">
                <text:p>0.000333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3339">
                <text:p>0.000333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33432">
                <text:p>0.000334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33474">
                <text:p>0.000334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33516">
                <text:p>0.000335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33558">
                <text:p>0.000335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336">
                <text:p>0.000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33642">
                <text:p>0.000336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33684">
                <text:p>0.000336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33726">
                <text:p>0.0003372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33768">
                <text:p>0.0003376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3381">
                <text:p>0.000338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33852">
                <text:p>0.000338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33894">
                <text:p>0.000338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33936">
                <text:p>0.0003393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33978">
                <text:p>0.000339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3402">
                <text:p>0.00034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34062">
                <text:p>0.000340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34104">
                <text:p>0.000341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34146">
                <text:p>0.0003414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34188">
                <text:p>0.000341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3423">
                <text:p>0.000342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34272">
                <text:p>0.000342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34314">
                <text:p>0.0003431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34356">
                <text:p>0.000343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34398">
                <text:p>0.0003439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3444">
                <text:p>0.00034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34482">
                <text:p>0.0003448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34524">
                <text:p>0.000345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34566">
                <text:p>0.0003456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34608">
                <text:p>0.000346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3465">
                <text:p>0.000346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34692">
                <text:p>0.000346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34734">
                <text:p>0.0003473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34776">
                <text:p>0.000347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34818">
                <text:p>0.000348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3486">
                <text:p>0.00034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34902">
                <text:p>0.000349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34944">
                <text:p>0.000349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34986">
                <text:p>0.0003498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35028">
                <text:p>0.000350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586934673">
                <text:p>0.58693467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3507">
                <text:p>0.0003507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538693467">
                <text:p>0.53869346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35112">
                <text:p>0.000351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90452261">
                <text:p>0.49045226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35154">
                <text:p>0.0003515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35196">
                <text:p>0.000351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34170854">
                <text:p>0.43417085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35238">
                <text:p>0.0003523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3528">
                <text:p>0.00035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35322">
                <text:p>0.0003532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35364">
                <text:p>0.0003536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77889447">
                <text:p>0.37788944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35406">
                <text:p>0.0003540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35448">
                <text:p>0.000354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61809045">
                <text:p>0.3618090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3549">
                <text:p>0.0003549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35532">
                <text:p>0.0003553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35574">
                <text:p>0.0003557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35616">
                <text:p>0.0003561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35658">
                <text:p>0.0003565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357">
                <text:p>0.000357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35742">
                <text:p>0.0003574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35784">
                <text:p>0.000357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35826">
                <text:p>0.0003582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35868">
                <text:p>0.0003586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3591">
                <text:p>0.0003591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35952">
                <text:p>0.0003595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35994">
                <text:p>0.0003599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36036">
                <text:p>0.0003603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36078">
                <text:p>0.0003607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3612">
                <text:p>0.000361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36162">
                <text:p>0.0003616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36204">
                <text:p>0.0003620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36246">
                <text:p>0.0003624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36288">
                <text:p>0.0003628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3633">
                <text:p>0.0003633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36372">
                <text:p>0.0003637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36414">
                <text:p>0.0003641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36456">
                <text:p>0.0003645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36498">
                <text:p>0.0003649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3654">
                <text:p>0.000365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36582">
                <text:p>0.0003658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36624">
                <text:p>0.0003662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36666">
                <text:p>0.0003666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36708">
                <text:p>0.0003670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3675">
                <text:p>0.0003675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36792">
                <text:p>0.0003679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36834">
                <text:p>0.0003683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36876">
                <text:p>0.0003687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36918">
                <text:p>0.0003691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3696">
                <text:p>0.000369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37002">
                <text:p>0.0003700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37044">
                <text:p>0.0003704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37086">
                <text:p>0.0003708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8844221">
                <text:p>-0.16884422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37128">
                <text:p>0.0003712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36683417">
                <text:p>-0.13668341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3717">
                <text:p>0.000371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04522613">
                <text:p>-0.1045226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37212">
                <text:p>0.0003721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37254">
                <text:p>0.0003725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08040201">
                <text:p>-0.00804020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37296">
                <text:p>0.0003729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56281407">
                <text:p>0.05628140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37338">
                <text:p>0.0003733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3738">
                <text:p>0.00037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68844221">
                <text:p>0.16884422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37422">
                <text:p>0.000374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192964824">
                <text:p>0.19296482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37464">
                <text:p>0.0003746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37506">
                <text:p>0.0003750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37548">
                <text:p>0.000375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3759">
                <text:p>0.000375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37632">
                <text:p>0.000376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37674">
                <text:p>0.000376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37716">
                <text:p>0.000377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037758">
                <text:p>0.000377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378">
                <text:p>0.0003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37842">
                <text:p>0.0003784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37884">
                <text:p>0.00037884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37926">
                <text:p>0.0003792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37968">
                <text:p>0.000379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3801">
                <text:p>0.000380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38052">
                <text:p>0.000380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38094">
                <text:p>0.000380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38136">
                <text:p>0.000381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38178">
                <text:p>0.0003817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3822">
                <text:p>0.00038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38262">
                <text:p>0.0003826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038304">
                <text:p>0.000383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38346">
                <text:p>0.000383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38388">
                <text:p>0.000383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3843">
                <text:p>0.000384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38472">
                <text:p>0.000384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38514">
                <text:p>0.000385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38556">
                <text:p>0.000385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038598">
                <text:p>0.0003859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3864">
                <text:p>0.00038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38682">
                <text:p>0.000386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38724">
                <text:p>0.000387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38766">
                <text:p>0.000387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38808">
                <text:p>0.000388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3885">
                <text:p>0.0003885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38892">
                <text:p>0.000388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38934">
                <text:p>0.000389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38976">
                <text:p>0.000389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39018">
                <text:p>0.000390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3906">
                <text:p>0.00039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39102">
                <text:p>0.0003910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39144">
                <text:p>0.000391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39186">
                <text:p>0.000391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39228">
                <text:p>0.000392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3927">
                <text:p>0.0003927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39312">
                <text:p>0.000393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39354">
                <text:p>0.000393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39396">
                <text:p>0.000393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39438">
                <text:p>0.000394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3948">
                <text:p>0.00039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39522">
                <text:p>0.000395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39564">
                <text:p>0.000395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39606">
                <text:p>0.000396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39648">
                <text:p>0.000396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3969">
                <text:p>0.000396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39732">
                <text:p>0.000397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39774">
                <text:p>0.000397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39816">
                <text:p>0.000398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39858">
                <text:p>0.000398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399">
                <text:p>0.00039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39942">
                <text:p>0.000399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39984">
                <text:p>0.000399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40026">
                <text:p>0.000400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040068">
                <text:p>0.000400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4011">
                <text:p>0.000401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40152">
                <text:p>0.000401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40194">
                <text:p>0.0004019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40236">
                <text:p>0.000402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40278">
                <text:p>0.000402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04032">
                <text:p>0.00040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40362">
                <text:p>0.000403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40404">
                <text:p>0.000404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040446">
                <text:p>0.000404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40488">
                <text:p>0.000404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4053">
                <text:p>0.000405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40572">
                <text:p>0.000405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40614">
                <text:p>0.000406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40656">
                <text:p>0.0004065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040698">
                <text:p>0.000406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04074">
                <text:p>0.00040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40782">
                <text:p>0.000407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40824">
                <text:p>0.000408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40866">
                <text:p>0.0004086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40908">
                <text:p>0.00040908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4095">
                <text:p>0.0004095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40992">
                <text:p>0.000409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041034">
                <text:p>0.000410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41076">
                <text:p>0.000410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041118">
                <text:p>0.000411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4116">
                <text:p>0.00041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041202">
                <text:p>0.000412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41244">
                <text:p>0.000412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41286">
                <text:p>0.0004128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41328">
                <text:p>0.000413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4137">
                <text:p>0.0004137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041412">
                <text:p>0.0004141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41454">
                <text:p>0.000414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41496">
                <text:p>0.000414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041538">
                <text:p>0.0004153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4158">
                <text:p>0.00041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041622">
                <text:p>0.0004162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41664">
                <text:p>0.000416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41706">
                <text:p>0.000417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41748">
                <text:p>0.000417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4179">
                <text:p>0.000417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41832">
                <text:p>0.000418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41874">
                <text:p>0.000418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41916">
                <text:p>0.000419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41958">
                <text:p>0.000419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42">
                <text:p>0.000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42042">
                <text:p>0.000420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42084">
                <text:p>0.000420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42126">
                <text:p>0.000421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042168">
                <text:p>0.000421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04221">
                <text:p>0.000422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042252">
                <text:p>0.000422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42294">
                <text:p>0.000422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042336">
                <text:p>0.000423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42378">
                <text:p>0.000423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04242">
                <text:p>0.00042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42462">
                <text:p>0.000424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042504">
                <text:p>0.000425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42546">
                <text:p>0.000425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42588">
                <text:p>0.000425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04263">
                <text:p>0.000426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042672">
                <text:p>0.000426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42714">
                <text:p>0.000427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042756">
                <text:p>0.000427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042798">
                <text:p>0.0004279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04284">
                <text:p>0.00042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42882">
                <text:p>0.000428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042924">
                <text:p>0.000429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42966">
                <text:p>0.000429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043008">
                <text:p>0.000430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04305">
                <text:p>0.0004305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43092">
                <text:p>0.000430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43134">
                <text:p>0.0004313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043176">
                <text:p>0.000431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43218">
                <text:p>0.000432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4326">
                <text:p>0.00043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43302">
                <text:p>0.000433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43344">
                <text:p>0.000433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43386">
                <text:p>0.0004338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043428">
                <text:p>0.000434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4347">
                <text:p>0.0004347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43512">
                <text:p>0.000435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43554">
                <text:p>0.000435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043596">
                <text:p>0.000435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43638">
                <text:p>0.0004363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4368">
                <text:p>0.00043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043722">
                <text:p>0.000437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043764">
                <text:p>0.000437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043806">
                <text:p>0.0004380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43848">
                <text:p>0.000438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04389">
                <text:p>0.0004389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43932">
                <text:p>0.000439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043974">
                <text:p>0.0004397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044016">
                <text:p>0.000440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044058">
                <text:p>0.000440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0441">
                <text:p>0.00044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044142">
                <text:p>0.000441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044184">
                <text:p>0.000441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044226">
                <text:p>0.000442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044268">
                <text:p>0.000442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04431">
                <text:p>0.0004431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044352">
                <text:p>0.000443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44394">
                <text:p>0.000443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44436">
                <text:p>0.000444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044478">
                <text:p>0.0004447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4452">
                <text:p>0.00044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044562">
                <text:p>0.000445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44604">
                <text:p>0.000446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44646">
                <text:p>0.0004464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44688">
                <text:p>0.000446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04473">
                <text:p>0.0004473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44772">
                <text:p>0.000447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44814">
                <text:p>0.000448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44856">
                <text:p>0.00044856</text:p>
              </table:table-cell>
              <table:table-cell office:value-type="float" office:value="-0.466331658">
                <text:p>-0.466331658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044898">
                <text:p>0.0004489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4494">
                <text:p>0.00044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044982">
                <text:p>0.000449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045024">
                <text:p>0.0004502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586934673">
                <text:p>0.58693467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045066">
                <text:p>0.0004506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538693467">
                <text:p>0.53869346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45108">
                <text:p>0.0004510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506532663">
                <text:p>0.50653266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04515">
                <text:p>0.0004515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66331658">
                <text:p>0.46633165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45192">
                <text:p>0.0004519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450251256">
                <text:p>0.45025125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045234">
                <text:p>0.0004523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26130653">
                <text:p>0.42613065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045276">
                <text:p>0.0004527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410050251">
                <text:p>0.41005025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45318">
                <text:p>0.0004531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93969849">
                <text:p>0.39396984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04536">
                <text:p>0.000453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85929648">
                <text:p>0.38592964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045402">
                <text:p>0.0004540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045444">
                <text:p>0.0004544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69849246">
                <text:p>0.36984924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045486">
                <text:p>0.0004548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53768844">
                <text:p>0.35376884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045528">
                <text:p>0.0004552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45728643">
                <text:p>0.34572864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4557">
                <text:p>0.0004557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37688442">
                <text:p>0.33768844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45612">
                <text:p>0.0004561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29648241">
                <text:p>0.32964824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45654">
                <text:p>0.0004565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045696">
                <text:p>0.0004569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32160804">
                <text:p>0.3216080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45738">
                <text:p>0.0004573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4578">
                <text:p>0.000457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13567839">
                <text:p>0.31356783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045822">
                <text:p>0.0004582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045864">
                <text:p>0.0004586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305527638">
                <text:p>0.30552763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045906">
                <text:p>0.0004590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045948">
                <text:p>0.0004594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97487437">
                <text:p>0.29748743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4599">
                <text:p>0.0004599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46032">
                <text:p>0.0004603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9447236">
                <text:p>0.28944723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046074">
                <text:p>0.0004607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046116">
                <text:p>0.0004611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81407035">
                <text:p>0.28140703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046158">
                <text:p>0.0004615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462">
                <text:p>0.000462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046242">
                <text:p>0.00046242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046284">
                <text:p>0.0004628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046326">
                <text:p>0.0004632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046368">
                <text:p>0.0004636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04641">
                <text:p>0.0004641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046452">
                <text:p>0.0004645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046494">
                <text:p>0.0004649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046536">
                <text:p>0.0004653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046578">
                <text:p>0.00046578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04662">
                <text:p>0.000466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046662">
                <text:p>0.0004666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046704">
                <text:p>0.00046704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046746">
                <text:p>0.0004674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046788">
                <text:p>0.0004678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04683">
                <text:p>0.0004683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046872">
                <text:p>0.00046872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046914">
                <text:p>0.00046914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046956">
                <text:p>0.00046956</text:p>
              </table:table-cell>
              <table:table-cell office:value-type="float" office:value="0.466331658">
                <text:p>0.466331658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046998">
                <text:p>0.00046998</text:p>
              </table:table-cell>
              <table:table-cell office:value-type="float" office:value="0.458291457">
                <text:p>0.458291457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04704">
                <text:p>0.000470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84924623">
                <text:p>-0.18492462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047082">
                <text:p>0.000470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68844221">
                <text:p>-0.16884422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47124">
                <text:p>0.0004712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36683417">
                <text:p>-0.13668341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047166">
                <text:p>0.0004716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12562814">
                <text:p>-0.11256281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047208">
                <text:p>0.0004720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64321608">
                <text:p>-0.06432160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04725">
                <text:p>0.0004725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-0.016080402">
                <text:p>-0.01608040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047292">
                <text:p>0.00047292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048241206">
                <text:p>0.04824120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047334">
                <text:p>0.0004733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12562814">
                <text:p>0.11256281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047376">
                <text:p>0.0004737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6080402">
                <text:p>0.1608040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047418">
                <text:p>0.0004741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184924623">
                <text:p>0.18492462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04746">
                <text:p>0.00047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1005025">
                <text:p>0.20100502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047502">
                <text:p>0.000475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047544">
                <text:p>0.000475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047586">
                <text:p>0.000475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047628">
                <text:p>0.000476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04767">
                <text:p>0.000476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09045226">
                <text:p>0.20904522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047712">
                <text:p>0.000477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047754">
                <text:p>0.0004775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047796">
                <text:p>0.000477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047838">
                <text:p>0.0004783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04788">
                <text:p>0.00047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047922">
                <text:p>0.0004792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17085427">
                <text:p>0.21708542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47964">
                <text:p>0.0004796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048006">
                <text:p>0.00048006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048048">
                <text:p>0.0004804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04809">
                <text:p>0.0004809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048132">
                <text:p>0.0004813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048174">
                <text:p>0.0004817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048216">
                <text:p>0.0004821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048258">
                <text:p>0.0004825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0483">
                <text:p>0.00048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048342">
                <text:p>0.0004834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048384">
                <text:p>0.0004838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048426">
                <text:p>0.0004842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25125628">
                <text:p>0.22512562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048468">
                <text:p>0.0004846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04851">
                <text:p>0.0004851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048552">
                <text:p>0.0004855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048594">
                <text:p>0.0004859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048636">
                <text:p>0.0004863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33165829">
                <text:p>0.23316582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048678">
                <text:p>0.0004867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04872">
                <text:p>0.00048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048762">
                <text:p>0.0004876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048804">
                <text:p>0.0004880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048846">
                <text:p>0.0004884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048888">
                <text:p>0.0004888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04893">
                <text:p>0.0004893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120603">
                <text:p>0.2412060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048972">
                <text:p>0.0004897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049014">
                <text:p>0.000490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049056">
                <text:p>0.000490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049098">
                <text:p>0.00049098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04914">
                <text:p>0.000491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049182">
                <text:p>0.0004918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49246231">
                <text:p>0.24924623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049224">
                <text:p>0.0004922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049266">
                <text:p>0.0004926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049308">
                <text:p>0.0004930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04935">
                <text:p>0.0004935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049392">
                <text:p>0.0004939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049434">
                <text:p>0.0004943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049476">
                <text:p>0.0004947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049518">
                <text:p>0.0004951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04956">
                <text:p>0.000495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049602">
                <text:p>0.0004960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049644">
                <text:p>0.00049644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049686">
                <text:p>0.0004968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57286432">
                <text:p>0.25728643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049728">
                <text:p>0.0004972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04977">
                <text:p>0.0004977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049812">
                <text:p>0.00049812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49854">
                <text:p>0.00049854</text:p>
              </table:table-cell>
              <table:table-cell office:value-type="float" office:value="-0.48241206">
                <text:p>-0.48241206</text:p>
              </table:table-cell>
              <table:table-cell office:value-type="float" office:value="0.265326633">
                <text:p>0.26532663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049896">
                <text:p>0.00049896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73366834">
                <text:p>0.27336683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049938">
                <text:p>0.00049938</text:p>
              </table:table-cell>
              <table:table-cell office:value-type="float" office:value="-0.474371859">
                <text:p>-0.474371859</text:p>
              </table:table-cell>
              <table:table-cell office:value-type="float" office:value="0.265326633">
                <text:p>0.2653266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